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6.63pt"/>
    </style:style>
    <style:style style:name="co2" style:family="table-column">
      <style:table-column-properties fo:break-before="auto" style:column-width="139.95pt"/>
    </style:style>
    <style:style style:name="co3" style:family="table-column">
      <style:table-column-properties fo:break-before="auto" style:column-width="304.41pt"/>
    </style:style>
    <style:style style:name="co4" style:family="table-column">
      <style:table-column-properties fo:break-before="auto" style:column-width="329.84pt"/>
    </style:style>
    <style:style style:name="co5" style:family="table-column">
      <style:table-column-properties fo:break-before="auto" style:column-width="110.61pt"/>
    </style:style>
    <style:style style:name="co6" style:family="table-column">
      <style:table-column-properties fo:break-before="auto" style:column-width="39.6pt"/>
    </style:style>
    <style:style style:name="co7" style:family="table-column">
      <style:table-column-properties fo:break-before="auto" style:column-width="261.89pt"/>
    </style:style>
    <style:style style:name="co8" style:family="table-column">
      <style:table-column-properties fo:break-before="auto" style:column-width="78.21pt"/>
    </style:style>
    <style:style style:name="co9" style:family="table-column">
      <style:table-column-properties fo:break-before="auto" style:column-width="101.34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pn_maoist"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Commitments </text:p>
          </table:table-cell>
          <table:table-cell office:value-type="string" calcext:value-type="string">
            <text:p>Main Category </text:p>
          </table:table-cell>
          <table:table-cell office:value-type="string" calcext:value-type="string">
            <text:p>Additional Category [1]</text:p>
          </table:table-cell>
          <table:table-cell office:value-type="string" calcext:value-type="string">
            <text:p>Additional Category [2]</text:p>
          </table:table-cell>
          <table:table-cell office:value-type="string" calcext:value-type="string">
            <text:p>Additional Category [3]</text:p>
          </table:table-cell>
          <table:table-cell office:value-type="string" calcext:value-type="string">
            <text:p>Additional Category [4]</text:p>
          </table:table-cell>
          <table:table-cell office:value-type="string" calcext:value-type="string">
            <text:p>Policy </text:p>
          </table:table-cell>
          <table:table-cell office:value-type="string" calcext:value-type="string">
            <text:p><text:s/>Source Heading </text:p>
          </table:table-cell>
          <table:table-cell office:value-type="string" calcext:value-type="string">
            <text:p>Time Specified </text:p>
          </table:table-cell>
          <table:table-cell office:value-type="string" calcext:value-type="string">
            <text:p>Political Party </text:p>
          </table:table-cell>
        </table:table-row>
        <table:table-row table:style-name="ro1">
          <table:table-cell office:value-type="string" calcext:value-type="string">
            <text:p>संवैधानिक व्यवस्थाअनुसार स्थानीय तहको राजनीतिक प्रणाली सामान्यतया लोकतान्त्रिक प्रणाली हुने भए तापनि त्यसलाई वास्तविक र जनसहभागितामूलक समावेशी लोकतन्त्रको अभ्यासलाई सजीव र जीवन्त रुपमा व्यवहारमा रुपान्तरण गरिनेछ ।</text:p>
          </table:table-cell>
          <table:table-cell office:value-type="string" calcext:value-type="string">
            <text:p>Inclusive Democrac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ष निर्वाचन तथा स्वच्छ प्रतिस्पर्धात्मक दलगत प्रणालीलाई अवलम्बन गरिने छ ।</text:p>
          </table:table-cell>
          <table:table-cell office:value-type="string" calcext:value-type="string">
            <text:p>Inclusive Democrac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स र वाक स्वतन्त्रताको सुनिश्चिता, मानवअधिकारको संरक्षण, जनउत्तरदायी न्यायपालिकाको स्थापनामा जोड दिइने छ ।</text:p>
          </table:table-cell>
          <table:table-cell office:value-type="string" calcext:value-type="string">
            <text:p>Inclusive Democracy </text:p>
          </table:table-cell>
          <table:table-cell office:value-type="string" calcext:value-type="string">
            <text:p>Press Freedom </text:p>
          </table:table-cell>
          <table:table-cell office:value-type="string" calcext:value-type="string">
            <text:p>Freedom of speech </text:p>
          </table:table-cell>
          <table:table-cell office:value-type="string" calcext:value-type="string">
            <text:p>Human rights </text:p>
          </table:table-cell>
          <table:table-cell office:value-type="string" calcext:value-type="string">
            <text:p>Responsible judiciary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मावेशी प्रणालीलाई समानुपातिक बनाउन जोड दिइने छ ।</text:p>
          </table:table-cell>
          <table:table-cell office:value-type="string" calcext:value-type="string">
            <text:p>Inclusive Democracy </text:p>
          </table:table-cell>
          <table:table-cell office:value-type="string" calcext:value-type="string">
            <text:p>Inclusive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मानुपातिक प्रणालीमा प्रत्येक समुदायबाट गरिबीको रेखामुनि रहेका किसान, मजदुरलगायतका श्रमजीवीहरुलाई प्राथमिकता दिइने छ ।</text:p>
          </table:table-cell>
          <table:table-cell office:value-type="string" calcext:value-type="string">
            <text:p>Inclusive Democracy </text:p>
          </table:table-cell>
          <table:table-cell office:value-type="string" calcext:value-type="string">
            <text:p>Inclusive Representation</text:p>
          </table:table-cell>
          <table:table-cell office:value-type="string" calcext:value-type="string">
            <text:p>Poverty allevi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वैधानिक व्यवस्थाअनुसार आदिवासी जनजाति, मधेशी, लोपोन्मुख समुदाय र पिछडिएको क्षेत्रलाई परिलक्षित गर्दै स्वायत्त क्षेत्र, संरक्षित क्षेत्र र विशेष क्षेत्रको व्यवस्था गरिए तापनि ती अझै सम्बोधन भइसकेको छैन । अतः ती सबै व्यवस्थाहरु सम्बोधन गर्नका लागि निरन्तर पर्यत्नरत रहने छ ।</text:p>
          </table:table-cell>
          <table:table-cell office:value-type="string" calcext:value-type="string">
            <text:p>Inclusive Democracy </text:p>
          </table:table-cell>
          <table:table-cell office:value-type="string" calcext:value-type="string">
            <text:p>Inclusive Representa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महिला, दलित, मुस्लिम र अपाङ्गता भएका व्यक्तिहरुको सन्दर्भमा क्षतिपूर्तिसहितको विशेष अधिकारको व्यवस्था लागू गरिने छ ।</text:p>
          </table:table-cell>
          <table:table-cell office:value-type="string" calcext:value-type="string">
            <text:p>Inclusive Democracy </text:p>
          </table:table-cell>
          <table:table-cell office:value-type="string" calcext:value-type="string">
            <text:p>Inclusive Representation</text:p>
          </table:table-cell>
          <table:table-cell office:value-type="string" calcext:value-type="string">
            <text:p>Special Righ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विधानले स्थानीय तहलाई विभाजन गरिएको क्षेत्राधिकारहरुको प्रयोजनको लागि नगर सभा र गाउँ सभाहरुबाट जनमुखी ऐन तथा कानुनहरु बनाउन जोड दिइने छ ।</text:p>
          </table:table-cell>
          <table:table-cell office:value-type="string" calcext:value-type="string">
            <text:p>Inclusive Democracy </text:p>
          </table:table-cell>
          <table:table-cell office:value-type="string" calcext:value-type="string">
            <text:p>Constitution </text:p>
          </table:table-cell>
          <table:table-cell office:value-type="string" calcext:value-type="string">
            <text:p>Local level</text:p>
          </table:table-cell>
          <table:table-cell table:number-columns-repeated="2" office:value-type="string" calcext:value-type="string">
            <text:p>N/A </text:p>
          </table:table-cell>
          <table:table-cell office:value-type="string" calcext:value-type="string">
            <text:p>Yes</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थानीय तहका सबै अंगहरुको बीचमासमन्वयात्मक रुपले सञ्चालन गरिने छ ।</text:p>
          </table:table-cell>
          <table:table-cell office:value-type="string" calcext:value-type="string">
            <text:p>Governanc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दैनिक प्रशासनलाई जनसेवामुखी, प्रभावकारी, छिटो छरितो, सरल, सर्वसुलभ, पारदर्शी र उत्तरदायी बनाइने छ ।</text:p>
          </table:table-cell>
          <table:table-cell office:value-type="string" calcext:value-type="string">
            <text:p>Governanc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र्वजनिक प्रशासनलाई भ्रष्टाचार मुक्त बनाइने छ । योजनाहरु कार्यान्वयन भएको, नभएको अनुगमन र निरीक्षण प्रणालीलाई प्रभावकारी बनाइने छ ।</text:p>
          </table:table-cell>
          <table:table-cell office:value-type="string" calcext:value-type="string">
            <text:p>Governance </text:p>
          </table:table-cell>
          <table:table-cell office:value-type="string" calcext:value-type="string">
            <text:p>Corruption fre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शासनिक जनशक्तिको व्यवस्थापन गर्दा अनुभव, क्षमता र योग्यताअनुरुप उपयुक्त पात्रलाई उपयुक्त स्थानमा राख्ने मान्यतालाई अवलम्वन गरिने छ ।</text:p>
          </table:table-cell>
          <table:table-cell office:value-type="string" calcext:value-type="string">
            <text:p>Governance </text:p>
          </table:table-cell>
          <table:table-cell office:value-type="string" calcext:value-type="string">
            <text:p>Meritocrac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थानीय तहहरुको संचालन र व्यवस्थापन गर्दा संघ, प्रदेश र अन्य समकक्षी स्थानीय तहहरुबीच समन्वयात्मक सम्बन्धको विकास गरिने छ ।</text:p>
          </table:table-cell>
          <table:table-cell office:value-type="string" calcext:value-type="string">
            <text:p>Governance </text:p>
          </table:table-cell>
          <table:table-cell office:value-type="string" calcext:value-type="string">
            <text:p>Local Government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थानीय तहमा केन्द्रित भएको अधिकारहरुमध्ये विगतमा गाउँ विकास समितिको कार्यालयमार्फत् प्रदान गरिदै आइरहेका सेवाहरु र विभिन्न इलाकीयस्तरबाट दिँदै आइरहेका सेवा केन्द्रहरुलाई वडास्तरमा क्षेत्राधिकार निक्षेपीकरण गरी वडाहरुबाट नै दैनिक सेवाहरुलाई सर्वसुलभ, छिटोछरितो र प्रभावकारी बनाइने छ ।</text:p>
          </table:table-cell>
          <table:table-cell office:value-type="string" calcext:value-type="string">
            <text:p>Governance </text:p>
          </table:table-cell>
          <table:table-cell office:value-type="string" calcext:value-type="string">
            <text:p>Local Government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नागरिकता प्रणालीमा प्यानको व्यवस्था गरिने छ ।</text:p>
          </table:table-cell>
          <table:table-cell office:value-type="string" calcext:value-type="string">
            <text:p>Governance </text:p>
          </table:table-cell>
          <table:table-cell office:value-type="string" calcext:value-type="string">
            <text:p>Citizenship</text:p>
          </table:table-cell>
          <table:table-cell office:value-type="string" calcext:value-type="string">
            <text:p>Permanent Account Number</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र प्रणालीलाई प्रगतिशील कर प्रणाली बनाइने छ ।</text:p>
          </table:table-cell>
          <table:table-cell office:value-type="string" calcext:value-type="string">
            <text:p>Governance </text:p>
          </table:table-cell>
          <table:table-cell office:value-type="string" calcext:value-type="string">
            <text:p>Tax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न्द्र सरकारले स्थानीय तहको चालु कार्य प्रारम्भ गर्नका लागि प्रत्येक इकाइको लागि तत्काल रु. १ करोड सिधा निकास गरेझैं आगामी पहिलो आर्थिक वर्षमा कूल बजेटको कम्तिमा पनि ८० प्रतिशत पुँजीगत बजेट स्थानीय तहहरुलाई बजेट निकासा दिन जोड दिइने छ ।</text:p>
          </table:table-cell>
          <table:table-cell office:value-type="string" calcext:value-type="string">
            <text:p>Governance </text:p>
          </table:table-cell>
          <table:table-cell office:value-type="string" calcext:value-type="string">
            <text:p>Disburse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रकारी रकमको बैंकिङ कारोबार बाणिज्य बैंक लगायतका राज्यको लगानीबाट संचालित बैंकहरुमार्फत् गरिने छ ।</text:p>
          </table:table-cell>
          <table:table-cell office:value-type="string" calcext:value-type="string">
            <text:p>Governance </text:p>
          </table:table-cell>
          <table:table-cell office:value-type="string" calcext:value-type="string">
            <text:p>Commercial bank</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नेपालको संविधानको अनुसूचि ८ मा उल्लेखित स्थानीय तहले प्रयोग गर्ने २२ वटा विषयगत अधिकारहरुको सूचि अनुसार भूमि सुधार, कृषि, सिंचाई, जलस्रोत, वन, खनिज पदार्थ, उद्योग, व्यापार, कर संकलन, वजेट तर्जुमा, यातायात, सूचना–संचार, नगर तथा वस्ती विकास, खानेपानी, दैनिक प्रशासन, न्याय सेवा, शान्ति सुरक्षा, स्वास्थ्य, शिक्षा, भाषा–संस्कृति, खेलकूदलगायतका क्षेत्रहरुको क्षेत्राधिकार तोकिएको छ । ती सबै क्षेत्रलाई प्रभावकारी ढंगले संचालन र परिचालन गरी स्थानीय जनताको दैनिक सेवा र कृषि तथा औद्योगिक आत्मनिर्भर अर्थतन्त्रको स्थापनामा जोड दिइने छ ।</text:p>
          </table:table-cell>
          <table:table-cell office:value-type="string" calcext:value-type="string">
            <text:p>Governance </text:p>
          </table:table-cell>
          <table:table-cell office:value-type="string" calcext:value-type="string">
            <text:p>Self-reliant economy</text:p>
          </table:table-cell>
          <table:table-cell office:value-type="string" calcext:value-type="string">
            <text:p>Prosperous local bodie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द्ध नेपालको आधारः समृद्ध गाउँन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ज्ञानिक भूमि व्यवस्थापन र भू–उपयोगको नीति तर्जुमा गरिने छ । वैज्ञानिक भूमि व्यवस्थापन र भू–उपयोगको नीति तर्जुमा गरिने छ । त्यसैको आधारमा शहरी र ग्रामीण क्षेत्रको विकासको लागि बृहत्तर गुरुयोजना तर्जुमा गरिने छ । </text:p>
          </table:table-cell>
          <table:table-cell office:value-type="string" calcext:value-type="string">
            <text:p>Land-use</text:p>
          </table:table-cell>
          <table:table-cell office:value-type="string" calcext:value-type="string">
            <text:p>Scientific Land Management</text:p>
          </table:table-cell>
          <table:table-cell office:value-type="string" calcext:value-type="string">
            <text:p>Urban development </text:p>
          </table:table-cell>
          <table:table-cell office:value-type="string" calcext:value-type="string">
            <text:p>Rural Development </text:p>
          </table:table-cell>
          <table:table-cell office:value-type="string" calcext:value-type="string">
            <text:p>Master plan</text:p>
          </table:table-cell>
          <table:table-cell office:value-type="string" calcext:value-type="string">
            <text:p>Yes</text:p>
          </table:table-cell>
          <table:table-cell office:value-type="string" calcext:value-type="string">
            <text:p>भूमि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भूमिमाथि जोताहा किसानहरुको स्वामित्वलाई सुनिश्चित गरिनेछ । </text:p>
          </table:table-cell>
          <table:table-cell office:value-type="string" calcext:value-type="string">
            <text:p>Land-use</text:p>
          </table:table-cell>
          <table:table-cell office:value-type="string" calcext:value-type="string">
            <text:p>Land ownership</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भूमि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मिनलाई अव्यवस्थित घरघडेरी लगायतका अनुत्पादक क्षेत्रमा प्रयोग गर्न, बाँझो राख्न र खण्डिकरण गर्नलाई नियन्त्रण गरी जमिनलाई उत्पादनमूलक क्षेत्रमा प्रयोग गरिनेछ ।</text:p>
          </table:table-cell>
          <table:table-cell office:value-type="string" calcext:value-type="string">
            <text:p>Land-use</text:p>
          </table:table-cell>
          <table:table-cell office:value-type="string" calcext:value-type="string">
            <text:p>Scientific Land Manage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भूमि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भूमिलाई उत्पादनमूलक क्षेत्रमा केन्द्रित गर्न भूमि बैंकको व्यवस्था गरिने छ ।</text:p>
          </table:table-cell>
          <table:table-cell office:value-type="string" calcext:value-type="string">
            <text:p>Land-use</text:p>
          </table:table-cell>
          <table:table-cell office:value-type="string" calcext:value-type="string">
            <text:p>Land Bank</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भूमि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रामीण क्षेत्रमा मुख्यतः आय–आर्जन र रोजगारमूलक कृषि उत्पादन, खाद्यान्न उत्पादन, दलहन, फलफुल, तरकारी, नगदेवाली, पशुपालन लगायत मुख्यतः नगदे बालीको खेतीमा जोड दिइने छ ।</text:p>
          </table:table-cell>
          <table:table-cell office:value-type="string" calcext:value-type="string">
            <text:p>Agricultur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एक गाउँ एक कृषि नमूना उत्पादनमा जोड दिइने छ । गाउँपालिकाहरुले कृषि उत्पादनलाई गुणात्मक रूपमा विकास गर्नका लागि सुपरजोनको मान्यताअनुसार आ–आफ्नो भौगोलिक विशेषताअनुरुप उत्पादनको विशिष्टीकरण र नमूनामूलक ढङ्गले कृषि उत्पादनलाई केन्द्रित गरिने छ ।</text:p>
          </table:table-cell>
          <table:table-cell office:value-type="string" calcext:value-type="string">
            <text:p>Agricultur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उत्पादनलाई व्यवसायीकरण, आधुनिकीकरण र औद्योगिकीकरणमा जोड दिइने छ ।</text:p>
          </table:table-cell>
          <table:table-cell office:value-type="string" calcext:value-type="string">
            <text:p>Agriculture </text:p>
          </table:table-cell>
          <table:table-cell office:value-type="string" calcext:value-type="string">
            <text:p>Agriculture commercialization </text:p>
          </table:table-cell>
          <table:table-cell office:value-type="string" calcext:value-type="string">
            <text:p>Agriculture modernization</text:p>
          </table:table-cell>
          <table:table-cell office:value-type="string" calcext:value-type="string">
            <text:p>Agriculture industrialization</text:p>
          </table:table-cell>
          <table:table-cell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बै उर्वरायोग्य भूमिमा सिंचाईको व्यवस्था गर्नका लागि अभियानकै रुपमा सिंचाई कार्यक्रम संचालन गरिने छ ।</text:p>
          </table:table-cell>
          <table:table-cell office:value-type="string" calcext:value-type="string">
            <text:p>Agricultur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को लागि आवश्यक पर्ने मल, विऊ, कीटनाशक औषधिलगायतका औजारहरु सर्वसुलभ बनाइने छ ।</text:p>
          </table:table-cell>
          <table:table-cell office:value-type="string" calcext:value-type="string">
            <text:p>Agriculture </text:p>
          </table:table-cell>
          <table:table-cell office:value-type="string" calcext:value-type="string">
            <text:p>Agriculture tool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उत्पादनमा प्राङ्गारिक मलको प्रयोग गरी अर्गानिक उत्पादनमा जोड दिइने छ । </text:p>
          </table:table-cell>
          <table:table-cell office:value-type="string" calcext:value-type="string">
            <text:p>Agriculture </text:p>
          </table:table-cell>
          <table:table-cell office:value-type="string" calcext:value-type="string">
            <text:p>Organic fertiliz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बजारको व्यवस्थालाई व्यवस्थित गरी प्रत्येक गाउँमा कृषि उपजहरुको बजारको व्यवस्था गरिने छ ।</text:p>
          </table:table-cell>
          <table:table-cell office:value-type="string" calcext:value-type="string">
            <text:p>Agriculture </text:p>
          </table:table-cell>
          <table:table-cell office:value-type="string" calcext:value-type="string">
            <text:p>Agricultural market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उपजको भण्डारण र शितभण्डारणको व्यवस्था गरिने छ ।</text:p>
          </table:table-cell>
          <table:table-cell office:value-type="string" calcext:value-type="string">
            <text:p>Agriculture </text:p>
          </table:table-cell>
          <table:table-cell office:value-type="string" calcext:value-type="string">
            <text:p>Agricultural product storage</text:p>
          </table:table-cell>
          <table:table-cell office:value-type="string" calcext:value-type="string">
            <text:p>Cold storag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उत्पादनमा सहकारी प्रणालीलाई प्रोत्साहित गरिनेछ ।</text:p>
          </table:table-cell>
          <table:table-cell office:value-type="string" calcext:value-type="string">
            <text:p>Agriculture </text:p>
          </table:table-cell>
          <table:table-cell office:value-type="string" calcext:value-type="string">
            <text:p>Agricultural Production Cooperative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सान र उपभोक्ताबीचको विचौलियाहरुको तहगत संरचनालाई न्यूनीकरण गर्दै किसान र उपभोक्ताबीच प्रत्यक्ष सम्बन्ध र लाभको लागि बहुउद्देश्यीय सहकारी प्रणाली मार्फत् कृषि उत्पादन, उत्पादित वस्तुहरुको भण्डारण, ढुवानी र कृषि बजारको व्यवस्था गरिने छ ।</text:p>
          </table:table-cell>
          <table:table-cell office:value-type="string" calcext:value-type="string">
            <text:p>Agriculture </text:p>
          </table:table-cell>
          <table:table-cell office:value-type="string" calcext:value-type="string">
            <text:p>Agricultural market system</text:p>
          </table:table-cell>
          <table:table-cell office:value-type="string" calcext:value-type="string">
            <text:p>Multipurpose Cooperative System</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ना तथा गरीविका रेखामुनि रहेका किसानहरुको लागि सहुलियत व्याज दरमा कृषि ऋणको व्यवस्था गरिने छ । </text:p>
          </table:table-cell>
          <table:table-cell office:value-type="string" calcext:value-type="string">
            <text:p>Agriculture </text:p>
          </table:table-cell>
          <table:table-cell office:value-type="string" calcext:value-type="string">
            <text:p>Agricultural loans at subsidized interest rat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षि पेशालाई प्रोत्साहित गर्न किसान पेन्सनको व्यवस्था गरिनेछ ।</text:p>
          </table:table-cell>
          <table:table-cell office:value-type="string" calcext:value-type="string">
            <text:p>Agriculture </text:p>
          </table:table-cell>
          <table:table-cell office:value-type="string" calcext:value-type="string">
            <text:p>Farmers pens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अव्यवस्थित तथा छरिएर रहेको ग्रामीण बस्तीहरुलाई एकीकृत सघन बसोबासको लागि सघन वस्ती विकास कार्यक्रम सञ्चालन गरिने छ ।</text:p>
          </table:table-cell>
          <table:table-cell office:value-type="string" calcext:value-type="string">
            <text:p>Rural infrastructure </text:p>
          </table:table-cell>
          <table:table-cell office:value-type="string" calcext:value-type="string">
            <text:p>Intensive Settlement Development Progra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 ग्रामीण क्षेत्रहरुमा सफा खानेपानी, शौचालय, सरसफाई, फोहरमैला व्यवस्थापन, स्वास्थ्य सेवा केन्द्र, शिक्षालय, खेलमैदान, यातायात, इन्टरनेटको सेवालगायतका सूचना संचार केन्द्र आदि आधारभूत संरचनाहरुको विकासमा जोड दिइने छ ।</text:p>
          </table:table-cell>
          <table:table-cell office:value-type="string" calcext:value-type="string">
            <text:p>Rural infrastructure </text:p>
          </table:table-cell>
          <table:table-cell office:value-type="string" calcext:value-type="string">
            <text:p>Basic infrastructure development</text:p>
          </table:table-cell>
          <table:table-cell office:value-type="string" calcext:value-type="string">
            <text:p>Information Communication Center</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रामीण सडक गुरुयोजनाको मापदण्ड बनाएर आर्थिक उत्पादनको गतिविधिसँग जोड्ने गरी ग्रामीण हरित सडक संजालको निर्माण र विस्तार गरिने छ ।</text:p>
          </table:table-cell>
          <table:table-cell office:value-type="string" calcext:value-type="string">
            <text:p>Rural infrastructure </text:p>
          </table:table-cell>
          <table:table-cell office:value-type="string" calcext:value-type="string">
            <text:p>Rural road master plan</text:p>
          </table:table-cell>
          <table:table-cell office:value-type="string" calcext:value-type="string">
            <text:p>Village green road network</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रामीण क्षेत्रमा पर्यटन र वातावरणीय संरक्षणलाई ध्यानमा राखी पर्यटकीय पैदल मार्ग र केवल कारहरुको व्यवस्था गर्न जोड दिइने छ ।</text:p>
          </table:table-cell>
          <table:table-cell office:value-type="string" calcext:value-type="string">
            <text:p>Rural infrastructure </text:p>
          </table:table-cell>
          <table:table-cell office:value-type="string" calcext:value-type="string">
            <text:p>Tourist walk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उँहरुलाई स्मार्ट नमूना गाउँको रुपमा विकास र विस्तार गर्न जोड दिइने छ ।</text:p>
          </table:table-cell>
          <table:table-cell office:value-type="string" calcext:value-type="string">
            <text:p>Rural infrastructure </text:p>
          </table:table-cell>
          <table:table-cell office:value-type="string" calcext:value-type="string">
            <text:p>Smart Model Villag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रामीण क्षेत्रमा कृषिजन्यसाना तथा घरेलु उद्योगहरुमा जोड दिइने छ ।</text:p>
          </table:table-cell>
          <table:table-cell office:value-type="string" calcext:value-type="string">
            <text:p>Rural infrastructure </text:p>
          </table:table-cell>
          <table:table-cell office:value-type="string" calcext:value-type="string">
            <text:p>Domestic industr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त्यसप्रकारका उद्योगहरुलाई सहुलियत व्याज दरमा ऋण दिने व्यवस्था गरिने छ ।</text:p>
          </table:table-cell>
          <table:table-cell office:value-type="string" calcext:value-type="string">
            <text:p>Rural infrastructure </text:p>
          </table:table-cell>
          <table:table-cell office:value-type="string" calcext:value-type="string">
            <text:p>Subsidized interest rate loan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वाधार विकासका परियोजनाहरु सञ्चालन गर्दा स्वदेशी पुँजी, स्थानीय स्रोत साधन र श्रममुखी साना तथा सरकारले धान्न सक्ने मझौला प्रकृतिका योजनाहरुमा जोड दिइने छ । </text:p>
          </table:table-cell>
          <table:table-cell office:value-type="string" calcext:value-type="string">
            <text:p>Rural infrastructur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एक गाउँ एक नमुना उद्योग स्थापना गर्न जोड दिइने छ ।</text:p>
          </table:table-cell>
          <table:table-cell office:value-type="string" calcext:value-type="string">
            <text:p>Rural infrastructure </text:p>
          </table:table-cell>
          <table:table-cell office:value-type="string" calcext:value-type="string">
            <text:p>One village: one model industr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भूकम्पले क्षति पु¥याएका र पुनर्निमाण हुन बाँकी रहेका क्षेत्रहरुमा पुननिर्माणको कार्यक्रमलाई तीव्रता दिइने छ ।</text:p>
          </table:table-cell>
          <table:table-cell office:value-type="string" calcext:value-type="string">
            <text:p>Earthquake &amp; Reconstruction</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भूकम्प र पुननिर्माणः</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ननिर्माण गर्दा परम्परागत संस्कृतिको संरक्षण गर्दै आधुनिक प्रकारको सघन ग्रामीण वस्तीहरुको विकासमा जोड दिइने छ ।</text:p>
          </table:table-cell>
          <table:table-cell office:value-type="string" calcext:value-type="string">
            <text:p>Earthquake &amp; Reconstruction</text:p>
          </table:table-cell>
          <table:table-cell office:value-type="string" calcext:value-type="string">
            <text:p>Intensive Settlement Development Program</text:p>
          </table:table-cell>
          <table:table-cell office:value-type="string" calcext:value-type="string">
            <text:p>Traditional culture promo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भूकम्प र पुननिर्माणः</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न संरक्षण, भू–संरक्षण, तटवन्धहरुको निर्माण, वृक्षारोपण, जैविक विविधताको संरक्षण र जडिबुटीको संरक्षण र उत्पादन लगायतका कार्यक्रमहरु सञ्चालन गरी हरियाली नेपाल निर्माणमा जोड दिइने छ । त्यस्तैगरी वन्यजन्तुहरुको व्यवस्थितरुपमा संरक्षण गरिने छ ।</text:p>
          </table:table-cell>
          <table:table-cell office:value-type="string" calcext:value-type="string">
            <text:p>Nature conservation</text:p>
          </table:table-cell>
          <table:table-cell office:value-type="string" calcext:value-type="string">
            <text:p>Medicinal herbs protection</text:p>
          </table:table-cell>
          <table:table-cell office:value-type="string" calcext:value-type="string">
            <text:p>Wild life manage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वन संरक्षण र हरियाली नेपालः</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हरी क्षेत्रमा शहरी विकासको निम्ति अल्पकालिक र दीर्घकालीन योजनाको तर्जुमा गरिने छ । तत्काल शहरी क्षेत्रमा सर्वसुलभ खाने पानीको व्यवस्था, फोहरमैलाको व्यवस्थापन, वायु प्रदूषणको नियन्त्रण, ट्राफिक व्यवस्थापन, अव्यवस्थित वसोवासको व्यवस्था, सुकुम्वासीहरुको वसोवासको व्यवस्था आदि अविलम्व गरिने छ ।</text:p>
          </table:table-cell>
          <table:table-cell office:value-type="string" calcext:value-type="string">
            <text:p>Urban development</text:p>
          </table:table-cell>
          <table:table-cell office:value-type="string" calcext:value-type="string">
            <text:p>Short-term and long-term planning</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दीर्घकालीन रुपमा शहरी क्षेत्रको भू–उपयोग नीति अवलम्वन गरी औद्योगिक क्षेत्र, व्यापारिक क्षेत्र, प्रशासनिक भवनहरु रहने क्षेत्र, शिक्षालयहरु रहने क्षेत्र, अस्पतालहरु रहने क्षेत्र, वसपार्क, खेलकूदका ग्राउण्ड र मनोरञ्जनका हलहरु रहने क्षेत्र, आवास क्षेत्र, फोहरमैला व्यवस्थापन क्षेत्र आदि शहरको लागि अत्यावश्यक पर्ने मुल क्षेत्रहरुको निर्धारण गर्ने र ती क्षेत्रहरुवीच जोड्ने द्रुतमार्गहरु–सडक, मेट्रो लाइन, खानेपानी आपूर्तिको व्यवस्था, विद्युत आपूर्तिको व्यवस्था, शहरको वीच वीचमा खाली जमिन राख्ने र ती खाली जमिनमा हरियाली पार्कहरु बनाउने आदिको दीर्घकालीन बृहत्तर शहरी विकास गुरुयोजनाको तर्जुमा गरिने छ । त्यही गुरुयोजनाको आधारमा पूर्वाधारहरुको निर्माण र विस्तार, सरकारी भवन र आवासहरुको निर्माण र विस्तार, वजार क्षेत्रको विस्तार आदि गरिने छ ।</text:p>
          </table:table-cell>
          <table:table-cell office:value-type="string" calcext:value-type="string">
            <text:p>Urban development</text:p>
          </table:table-cell>
          <table:table-cell office:value-type="string" calcext:value-type="string">
            <text:p>Infrastructure development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हरहरुलाई स्मार्ट नमूना शहरको रुपमा विकास र विस्तार गर्न जोड दिइने छ । नमूना शहरहरुको यातायातलाई विद्युतीकरण गरिने छ ।</text:p>
          </table:table-cell>
          <table:table-cell office:value-type="string" calcext:value-type="string">
            <text:p>Urban development</text:p>
          </table:table-cell>
          <table:table-cell office:value-type="string" calcext:value-type="string">
            <text:p>Model smart city</text:p>
          </table:table-cell>
          <table:table-cell office:value-type="string" calcext:value-type="string">
            <text:p>Urban transport electrific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हर वा नगरको विकासको लागि औद्योगिक क्षेत्रमा परिणत गर्ने नीति लिइने छ ।</text:p>
          </table:table-cell>
          <table:table-cell office:value-type="string" calcext:value-type="string">
            <text:p>Urban development</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हरी क्षेत्रमा राष्ट्रिय औद्योगिक पूंँजीवादको विकासमा जोड दिइने छ ।</text:p>
          </table:table-cell>
          <table:table-cell office:value-type="string" calcext:value-type="string">
            <text:p>Urban development</text:p>
          </table:table-cell>
          <table:table-cell office:value-type="string" calcext:value-type="string">
            <text:p>Development of national industrial capitalis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औद्योगिक विकासको लागि स्वदेशी पुँंजीको लगानी, स्वदेशी कच्चा पदार्थ, स्वदेशी श्रम र सीपलाई प्राथमिकता दिइने छ ।</text:p>
          </table:table-cell>
          <table:table-cell office:value-type="string" calcext:value-type="string">
            <text:p>Urban development</text:p>
          </table:table-cell>
          <table:table-cell office:value-type="string" calcext:value-type="string">
            <text:p>Investment of national capital</text:p>
          </table:table-cell>
          <table:table-cell office:value-type="string" calcext:value-type="string">
            <text:p>Local raw material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औद्योगिक क्षेत्रलाई पूर्णतः विद्युतीकरण गरिने छ ।</text:p>
          </table:table-cell>
          <table:table-cell office:value-type="string" calcext:value-type="string">
            <text:p>Urban development</text:p>
          </table:table-cell>
          <table:table-cell office:value-type="string" calcext:value-type="string">
            <text:p>Industry electrifica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वदेशी पूँजीको लगानीबाट उत्पादित बस्तुहरुलाई देशभित्र नै बजारको सुनिश्चित गर्न जोड दिइने छ ।</text:p>
          </table:table-cell>
          <table:table-cell office:value-type="string" calcext:value-type="string">
            <text:p>Urban development</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नगरहरु अन्तर्राष्ट्रिय व्यापारसँग पनि सम्बन्धित हुने भएकोले अन्तर्राष्ट्रिय व्यापारमा देशभित्र नै औद्योगिक उत्पादन भएका तयारी वस्तुहरुको निर्यात व्यापारमा जोड दिइने छ ।</text:p>
          </table:table-cell>
          <table:table-cell office:value-type="string" calcext:value-type="string">
            <text:p>Economic development</text:p>
          </table:table-cell>
          <table:table-cell office:value-type="string" calcext:value-type="string">
            <text:p>Export based econom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र्यातमुखी व्यापारः अन्तर्राष्ट्रिय व्यापारको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स्तु र सेवाहरु आयात गर्दा आन्तरिक रुपमा उत्पादन भएका वस्तुहरुको बजारलाई विस्थापन नहुने गरी बाहिरबाट वस्तुहरुको आयत गरिने छ ।</text:p>
          </table:table-cell>
          <table:table-cell office:value-type="string" calcext:value-type="string">
            <text:p>Economic development</text:p>
          </table:table-cell>
          <table:table-cell office:value-type="string" calcext:value-type="string">
            <text:p>Export based econom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र्यातमुखी व्यापारः अन्तर्राष्ट्रिय व्यापारको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आर्थिक विकासको क्षेत्रमा सार्वजनिक क्षेत्रलाई प्राथमिकता र नेतृत्वदायी भूमिका, सहकारी प्रणालीलाई प्रोत्साहन र निजी क्षेत्रलाई सहयोगीको रुपमा लिइने छ ।</text:p>
          </table:table-cell>
          <table:table-cell office:value-type="string" calcext:value-type="string">
            <text:p>Economic development</text:p>
          </table:table-cell>
          <table:table-cell office:value-type="string" calcext:value-type="string">
            <text:p>Encourage co-operative system</text:p>
          </table:table-cell>
          <table:table-cell office:value-type="string" calcext:value-type="string">
            <text:p>Priority to public sector</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गैरआवासीय नेपालीहरुको पूँजी, सीप र दक्षतालाई कृषि तथा औद्योगिक विकासको क्षेत्रमा लगानी गर्न प्रोत्साहित गरिने छ ।</text:p>
          </table:table-cell>
          <table:table-cell office:value-type="string" calcext:value-type="string">
            <text:p>Economic development</text:p>
          </table:table-cell>
          <table:table-cell office:value-type="string" calcext:value-type="string">
            <text:p>NRNA investment </text:p>
          </table:table-cell>
          <table:table-cell office:value-type="string" calcext:value-type="string">
            <text:p>Agricultural and Industrial Develop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कास निर्माणमा श्रम प्रधान र जनसहभागितामुलक परियोजनाहरुमा जोड दिइने छ ।</text:p>
          </table:table-cell>
          <table:table-cell office:value-type="string" calcext:value-type="string">
            <text:p>Economic development</text:p>
          </table:table-cell>
          <table:table-cell office:value-type="string" calcext:value-type="string">
            <text:p>Labor-intensive and public participation projec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बजारमा बढ्दो महंगी, कालोबजार, एकाधिकार बजार, कृत्रिम अभाव आदिलाई नियन्त्रण गरी उपभोक्ता हितको संरक्षणमुखी बजारको व्यवस्था गरिने छ ।</text:p>
          </table:table-cell>
          <table:table-cell office:value-type="string" calcext:value-type="string">
            <text:p>Economic development</text:p>
          </table:table-cell>
          <table:table-cell office:value-type="string" calcext:value-type="string">
            <text:p>Customer centered market management </text:p>
          </table:table-cell>
          <table:table-cell office:value-type="string" calcext:value-type="string">
            <text:p>Discouraging black market </text:p>
          </table:table-cell>
          <table:table-cell office:value-type="string" calcext:value-type="string">
            <text:p>Consumer Interest Protection</text:p>
          </table:table-cell>
          <table:table-cell office:value-type="string" calcext:value-type="string">
            <text:p>N/A </text:p>
          </table:table-cell>
          <table:table-cell office:value-type="string" calcext:value-type="string">
            <text:p>No </text:p>
          </table:table-cell>
          <table:table-cell office:value-type="string" calcext:value-type="string">
            <text:p>उपभोक्ताहितमुखी बजार व्यवस्थाः</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लविद्युत परियोजनाहरुलाई आन्तरिक उत्पादनमुखी क्षेत्रमा खपतको स्थितिको आधारमा परियोजनाहरुको सञ्चालन गरिनेछ ।</text:p>
          </table:table-cell>
          <table:table-cell office:value-type="string" calcext:value-type="string">
            <text:p>Water resources project</text:p>
          </table:table-cell>
          <table:table-cell office:value-type="string" calcext:value-type="string">
            <text:p>Internal consumption of hydro project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जलस्रोत परियोजनाः आन्तरिक खपतमुखीः</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योजनाहरु निर्माण गर्दा राज्यको लगानी, स्वदेशी पुँजी, जनताको शेयर लगानीको आधारमा निर्माण हुन सक्ने साना तथा मझौला प्रकृतिका परियोजनाहरुमा जोड दिइने छ ।</text:p>
          </table:table-cell>
          <table:table-cell office:value-type="string" calcext:value-type="string">
            <text:p>Water resources project</text:p>
          </table:table-cell>
          <table:table-cell office:value-type="string" calcext:value-type="string">
            <text:p>People stock investment</text:p>
          </table:table-cell>
          <table:table-cell office:value-type="string" calcext:value-type="string">
            <text:p>Stress in medium level projec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जलस्रोत परियोजनाः आन्तरिक खपतमुखीः</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यटन क्षेत्रलाई उद्योगको रुपमा रुपान्तरण गर्ने नीति लिइने छ । पर्यटन उद्योगको विकास र विस्तारको लागि प्रकृति र संस्कृतिका विविध गन्तव्य क्षेत्रहरु पहिल्याउँदै पर्यटन क्षेत्रमा प्रयोग हुने वस्तुहरुको उत्पादन देशभित्रै गर्ने नीति अवलम्बन गरिने छ ।</text:p>
          </table:table-cell>
          <table:table-cell office:value-type="string" calcext:value-type="string">
            <text:p>Tourism</text:p>
          </table:table-cell>
          <table:table-cell office:value-type="string" calcext:value-type="string">
            <text:p>Tourism Industry Develop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पर्यटन व्यापारः उद्योगमा रुपान्तरणः</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नेपाली समाज बहुभाषी र बहुसांस्कृतिक विविधतायुक्त रहेको छ । परन्तु नेपालमाथि बाह्य सांस्कृतिक अतिक्रमण बढ्दो छ ।</text:p>
          </table:table-cell>
          <table:table-cell office:value-type="string" calcext:value-type="string">
            <text:p>Cultural heritage </text:p>
          </table:table-cell>
          <table:table-cell office:value-type="string" calcext:value-type="string">
            <text:p>External cultural invasion</text:p>
          </table:table-cell>
          <table:table-cell office:value-type="string" calcext:value-type="string">
            <text:p>Diverse cultu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म्परागत संस्कृतिको नाममा रुढिवादी संस्कृतिहरु पनि अझै कायम छन् ।</text:p>
          </table:table-cell>
          <table:table-cell office:value-type="string" calcext:value-type="string">
            <text:p>Cultural heritage </text:p>
          </table:table-cell>
          <table:table-cell office:value-type="string" calcext:value-type="string">
            <text:p>Orthodox culture still in practice</text:p>
          </table:table-cell>
          <table:table-cell office:value-type="string" calcext:value-type="string">
            <text:p>Emphasize in preservation and promotion of historical monumen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रुढिवादी संस्कृति र बाह्य अतिक्रमित संस्कृतिलाई निरुत्साहित गर्दै असली जनसंस्कृति र ऐतिहासिक सम्पदाहरुको संरक्षण र सम्वद्र्धन गर्न जोड दिइने छ ।</text:p>
          </table:table-cell>
          <table:table-cell office:value-type="string" calcext:value-type="string">
            <text:p>Cultural heritage </text:p>
          </table:table-cell>
          <table:table-cell office:value-type="string" calcext:value-type="string">
            <text:p>Culture protec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नपक्षीय साहित्य–कला, संगीतको संरक्षण र सम्बद्र्धनमा जोड दिइने छ ।</text:p>
          </table:table-cell>
          <table:table-cell office:value-type="string" calcext:value-type="string">
            <text:p>Cultural heritage </text:p>
          </table:table-cell>
          <table:table-cell office:value-type="string" calcext:value-type="string">
            <text:p>Emphasize in preservation and promotion of historical monument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कृतिक स्रोत र साधनमाथि स्थानीय जनताको अग्राधिकार कायम गरिने छ ।</text:p>
          </table:table-cell>
          <table:table-cell office:value-type="string" calcext:value-type="string">
            <text:p>Natural resource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ल स्रोत, वनसम्पदा र खनिज पदार्थ आदिको प्रयोग गर्दा वातावरणीय प्रतिकूलता नहुने गरी गरिने छ ।</text:p>
          </table:table-cell>
          <table:table-cell office:value-type="string" calcext:value-type="string">
            <text:p>Natural resources</text:p>
          </table:table-cell>
          <table:table-cell office:value-type="string" calcext:value-type="string">
            <text:p>Environmental protection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कुनै पनि प्राकृतिक स्रोत र साधनहरु उद्योगको दृष्टिले कच्चा पदार्थ भएकोले त्यसको संकलन, उत्खनन वा प्रशोधन गर्दा औद्योगिक उत्पादनसँग जोड्ने गरी गरिने छ ।</text:p>
          </table:table-cell>
          <table:table-cell office:value-type="string" calcext:value-type="string">
            <text:p>Natural resource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मुलुकमा युवा बेरोजगार समस्या तीव्रतर रुपमा बढ्दै गइरहेको छ र युवाहरु रोजगारको खोजीको क्रममा विदेशिन बाध्य भइरहेका छन् ।</text:p>
          </table:table-cell>
          <table:table-cell office:value-type="string" calcext:value-type="string">
            <text:p>Employment </text:p>
          </table:table-cell>
          <table:table-cell office:value-type="string" calcext:value-type="string">
            <text:p>Youth unemployment</text:p>
          </table:table-cell>
          <table:table-cell office:value-type="string" calcext:value-type="string">
            <text:p>Foreign employ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देशभित्र नै रोजगार विस्तारको लागि श्रम र रोजगारमुलक कार्यक्रमहरुको संचालनमा जोड दिइने छ ।</text:p>
          </table:table-cell>
          <table:table-cell office:value-type="string" calcext:value-type="string">
            <text:p>Employment </text:p>
          </table:table-cell>
          <table:table-cell office:value-type="string" calcext:value-type="string">
            <text:p>Labor and employment oriented progra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रम बैंकको व्यवस्था गरी त्यसमार्फत् जनशक्ति परिचालन गरिने छ ।</text:p>
          </table:table-cell>
          <table:table-cell office:value-type="string" calcext:value-type="string">
            <text:p>Employment </text:p>
          </table:table-cell>
          <table:table-cell office:value-type="string" calcext:value-type="string">
            <text:p>Labor bank</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 गाउँमा युवा स्वरोजगार र गरिबी निवारण कोष खडा गरी रोजगारको व्यवस्था गरिने छ । </text:p>
          </table:table-cell>
          <table:table-cell office:value-type="string" calcext:value-type="string">
            <text:p>Employment </text:p>
          </table:table-cell>
          <table:table-cell office:value-type="string" calcext:value-type="string">
            <text:p>Youth employment and poverty alleviation fund</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उत्पादनमुलक रोजगारको व्यवस्था सुनिश्चित नहुँदासम्म वेरोजगार भत्ताको व्यवस्था गरिनेछ ।</text:p>
          </table:table-cell>
          <table:table-cell office:value-type="string" calcext:value-type="string">
            <text:p>Employment </text:p>
          </table:table-cell>
          <table:table-cell office:value-type="string" calcext:value-type="string">
            <text:p>Production oriented employment system</text:p>
          </table:table-cell>
          <table:table-cell office:value-type="string" calcext:value-type="string">
            <text:p>Unemployment allowan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लोकतान्त्रिक प्रणालीमा वालवालिकाहरुलाई अनिवार्य शिक्षा दिनु पर्ने, नागरिकहरुलाई स्वास्थ्य उपचारको सेवा दिनु पर्ने राज्यको दायित्व हो ।</text:p>
          </table:table-cell>
          <table:table-cell office:value-type="string" calcext:value-type="string">
            <text:p>Education &amp; Health</text:p>
          </table:table-cell>
          <table:table-cell office:value-type="string" calcext:value-type="string">
            <text:p>Compulsory education</text:p>
          </table:table-cell>
          <table:table-cell office:value-type="string" calcext:value-type="string">
            <text:p>Compulsory health</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राज्यद्वारा नै अनिवार्य, निःशुल्क, गुणस्तरीय, रोजगारमूलक, व्यवहारिक र सर्वसुलभ सार्वजनिक शिक्षा दिने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Accessible Public Educ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१२ कक्षासम्म अनिवार्य शिक्षा दिने र आवासीय शिक्षा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12 Grade Compulsory Education</text:p>
          </table:table-cell>
          <table:table-cell office:value-type="string" calcext:value-type="string">
            <text:p>Residential education</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बहुप्राविधिक शिक्षालयहरुको स्थापना र विस्तारमा जोड दिइ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Polytechnic institute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त्यस्तैगरी राज्यद्वारा नै निःशुल्क, गुणस्तरीय सर्वसुलभ स्वास्थ्य उपचारको सेवा दिने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Free and quality health ca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 स्थानीय तहले कम्तिमा १५ शैयाको अस्पताल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Local Government </text:p>
          </table:table-cell>
          <table:table-cell office:value-type="string" calcext:value-type="string">
            <text:p>15-bed hospital in rural level</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 वडाहरुमा दक्ष जनशक्तिसहितको स्वास्थ्य चौकीको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One health post in each ward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वस्थ पिउने पानी तथा सरसफाइको व्यवस्था सुनिश्चित गरिनेछ ।</text:p>
          </table:table-cell>
          <table:table-cell office:value-type="string" calcext:value-type="string">
            <text:p>Education </text:p>
          </table:table-cell>
          <table:table-cell office:value-type="string" calcext:value-type="string">
            <text:p>Health</text:p>
          </table:table-cell>
          <table:table-cell office:value-type="string" calcext:value-type="string">
            <text:p>Drinking water and san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आज मुलुकमाखाद्यान्नको अभावले कतिपय ग्रामीण क्षेत्रहरुमा भोकमरी हुने गरिरहेको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कुम्वासीहरुको निम्ति आवासको व्यवस्था भइरहेको छैन खेती मजदुर, हलि गोठाला, कमैया, वादी समुदाय लगायतका श्रमिकहरुको वसोवास र रोजीरोटीको सुनिश्चिता भइरहेको छैन । अतः उनीहरुको लागि खाद्यान्न, आवास तथा रोजीरोटीको व्यवस्था राज्यद्वारा नै सुनिश्चित गरिने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माज कल्याणको क्षेत्रमा सुत्केरी महिला र बच्चाको निम्ति भत्ताको व्यवस्था, रोजगारको सुनिश्चितता, रोजगारको व्यवस्था युवाहरुलाई नहुँदासम्म वेरोजगार भत्ताको व्यवस्था, एकल महिला र ६० बर्ष उमेर पुगेकाहरुलाई निवृत्तिको व्यवस्था गरिने छ । अपाङ्गता भएका व्यक्तिहरुको सन्दर्भमा खाद्यान्न, आवास, संरक्षण तथा पुर्नस्थापनाको व्यवस्था राज्यद्वारा गरिने व्यवस्था सुनिश्चित गरिने छ ।</text:p>
          </table:table-cell>
          <table:table-cell office:value-type="string" calcext:value-type="string">
            <text:p>Social welfare</text:p>
          </table:table-cell>
          <table:table-cell office:value-type="string" calcext:value-type="string">
            <text:p>Allowance for pregnant women and children</text:p>
          </table:table-cell>
          <table:table-cell office:value-type="string" calcext:value-type="string">
            <text:p>Retirement provision for 60 years old</text:p>
          </table:table-cell>
          <table:table-cell office:value-type="string" calcext:value-type="string">
            <text:p>Food, housing, conservation and rehabilitation to person with disabilities</text:p>
          </table:table-cell>
          <table:table-cell office:value-type="string" calcext:value-type="string">
            <text:p>N/A </text:p>
          </table:table-cell>
          <table:table-cell office:value-type="string" calcext:value-type="string">
            <text:p>No </text:p>
          </table:table-cell>
          <table:table-cell office:value-type="string" calcext:value-type="string">
            <text:p>समाज कल्याण र राज्यको दायित्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माजिक न्यायको क्षेत्रमा सामाजिक रुपले विगतमा उत्पीडनमा पर्दै आइरहेका महिला, दलित, मुस्लिम, अपाङ्गता भएका व्यक्तिहरुलाई सामाजिक, आर्थिक, राजनीतिक क्षेत्र लगायत सबै क्षेत्रमा विशेषाधिकारको व्यवस्था गरिने छ ।</text:p>
          </table:table-cell>
          <table:table-cell office:value-type="string" calcext:value-type="string">
            <text:p>Social justice</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लैंगिक उत्पीडनको अन्त्य गरिने छ । दाइजो, छाउपडी, बोक्सी प्रथाको अन्त्य गरिनेछ । </text:p>
          </table:table-cell>
          <table:table-cell office:value-type="string" calcext:value-type="string">
            <text:p>Social justice</text:p>
          </table:table-cell>
          <table:table-cell office:value-type="string" calcext:value-type="string">
            <text:p>Sexual harass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हिंसा पीडित महिलाहरुको पुर्नस्थापना केन्द्रहरु खोलिने छ ।</text:p>
          </table:table-cell>
          <table:table-cell office:value-type="string" calcext:value-type="string">
            <text:p>Social justice</text:p>
          </table:table-cell>
          <table:table-cell office:value-type="string" calcext:value-type="string">
            <text:p>Rehabilitation center for women victims of violenc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यवसाय गर्न चाहने महिलाहरुको लागि आवश्यक शैक्षिक प्रमाणपत्रको आधारमा विना धितो ऋण दिने व्यवस्था गरिने छ ।</text:p>
          </table:table-cell>
          <table:table-cell office:value-type="string" calcext:value-type="string">
            <text:p>Social justice</text:p>
          </table:table-cell>
          <table:table-cell office:value-type="string" calcext:value-type="string">
            <text:p>Loans without collateral on the basis of academic certificat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दलितहरु माथिको छुवाछुत प्रथालाई दण्डनीय बनाइने छ । बालविवाहलाई दण्डनीय बनाइने छ ।</text:p>
          </table:table-cell>
          <table:table-cell office:value-type="string" calcext:value-type="string">
            <text:p>Social justice</text:p>
          </table:table-cell>
          <table:table-cell office:value-type="string" calcext:value-type="string">
            <text:p>Discrimination is punishable</text:p>
          </table:table-cell>
          <table:table-cell office:value-type="string" calcext:value-type="string">
            <text:p>Child marriage is punishabl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छात्राहरुको निम्ति आत्मरक्षाको शारीरिक शिक्षाको कार्यक्रम पनि संचालन गरिने छ ।</text:p>
          </table:table-cell>
          <table:table-cell office:value-type="string" calcext:value-type="string">
            <text:p>Social justice</text:p>
          </table:table-cell>
          <table:table-cell office:value-type="string" calcext:value-type="string">
            <text:p>Self-defense and physical education program to girl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प्रत्येक वडामा शिशु स्याहार केन्द्र स्थापना गरिनेछ ।</text:p>
          </table:table-cell>
          <table:table-cell office:value-type="string" calcext:value-type="string">
            <text:p>Social justice</text:p>
          </table:table-cell>
          <table:table-cell office:value-type="string" calcext:value-type="string">
            <text:p>Wards for child care cen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आदिवासी जनजाति, मधेशी र पिछडिएका क्षेत्रका समुदायको हकमा जमिन, जंगल र जलस्रोतमाथि अग्राधिकार कायम गर्दै त्यसको सञ्चालन र प्रयोग तथा उपभोगमा पनि अग्राधिकारको व्यवस्था गरिने छ । ती समुदायहरुको ऐतिहासिक थातथलो तथा सघन वसोवास रहेका राज्यका एकाईहरुमा स्वायत्त शासनको अभ्यास गरिने छ । </text:p>
          </table:table-cell>
          <table:table-cell office:value-type="string" calcext:value-type="string">
            <text:p>Indigenous rights</text:p>
          </table:table-cell>
          <table:table-cell office:value-type="string" calcext:value-type="string">
            <text:p>Intensive Settlement Development Program</text:p>
          </table:table-cell>
          <table:table-cell office:value-type="string" calcext:value-type="string">
            <text:p>Autonomous practi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राउटे, कुसुण्डा, चेपाङलगायतका लोपोन्मुख अवस्थामा पुगेका समुदायको संरक्षणको लागि संरक्षित क्षेत्रहरुको व्यवस्था गरिने छ ।</text:p>
          </table:table-cell>
          <table:table-cell office:value-type="string" calcext:value-type="string">
            <text:p>Indigenous rights</text:p>
          </table:table-cell>
          <table:table-cell office:value-type="string" calcext:value-type="string">
            <text:p>Protected areas provision for indigenous peopl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आदिवासीहरुको भाषा, संस्कृति, ज्ञान, सिप लगायत सामुदायिक मुल्य मान्यताहरुलाई संरक्षण र सम्बद्धन गरिने छ ।</text:p>
          </table:table-cell>
          <table:table-cell office:value-type="string" calcext:value-type="string">
            <text:p>Indigenous rights</text:p>
          </table:table-cell>
          <table:table-cell office:value-type="string" calcext:value-type="string">
            <text:p>Protection of indigenous culture &amp; practic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दुर्गम तथा कर्णाली लगायतका पिछडिएका क्षेत्रहरुको स्थानिय तहहरुलाई विशेष क्षेत्रको रुपमा सञ्चालन गर्न जोड दिइनेछ ।</text:p>
          </table:table-cell>
          <table:table-cell office:value-type="string" calcext:value-type="string">
            <text:p>Indigenous right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हिद परिवार, वेपत्ता योद्धा परिवार, घाइते, अपाङ्गता भएका व्यक्तिहरुको सम्मान, संरक्षण, स्वास्थ उपचार, शिक्षा, सिप विकास, रोजगार र पुर्नस्थापनालगायतका कार्यक्रमहरुमा विशेष प्राथमिकता दिइने छ ।</text:p>
          </table:table-cell>
          <table:table-cell office:value-type="string" calcext:value-type="string">
            <text:p>Martyr</text:p>
          </table:table-cell>
          <table:table-cell office:value-type="string" calcext:value-type="string">
            <text:p>Family of missing soldier</text:p>
          </table:table-cell>
          <table:table-cell office:value-type="string" calcext:value-type="string">
            <text:p>Education, skills development, employment and rehabil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जनयुद्धकालिन सहिद र वेपत्ता योद्धाः हाम्रो गौरवपूर्ण महान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थानीय तहलाई न्यायिक अधिकारसमेतको व्यवस्था भएको स्थितिमा निष्पक्ष, स्वतन्त्र, जनउत्तरदायी र छिटोछरितो न्याय सेवा प्रदान गर्ने व्यवस्था गरिने छ ।</text:p>
          </table:table-cell>
          <table:table-cell office:value-type="string" calcext:value-type="string">
            <text:p>Judiciary</text:p>
          </table:table-cell>
          <table:table-cell office:value-type="string" calcext:value-type="string">
            <text:p>Judicial authority to the local level provis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याय क्षेत्रः निष्पक्ष र जनउत्तरदायी न्यायसे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नयुद्धकालिन मुद्धहरुलाई मेलमिलापद्वारा समाधान गर्न जोड दिइनेछ । स्थानीय स्तरमा मेलमिलाप केन्द्रहरु स्थापना गरी मुद्दाहरुलाई जनस्तरमा नै मेलमिलाप गर्नका लागि जोड दिइने छ ।</text:p>
          </table:table-cell>
          <table:table-cell office:value-type="string" calcext:value-type="string">
            <text:p>Judiciary</text:p>
          </table:table-cell>
          <table:table-cell office:value-type="string" calcext:value-type="string">
            <text:p>Civil war reconciliation </text:p>
          </table:table-cell>
          <table:table-cell office:value-type="string" calcext:value-type="string">
            <text:p>Reconciliation centers at the local level</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न्याय क्षेत्रः निष्पक्ष र जनउत्तरदायी न्यायसे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शान्ति सुरक्षाको व्यवस्था स्थानीय तहलाई क्षेत्राधिकार तोकिएको छ । अतः शान्ति सुरक्षालाई प्रभावकारी बनाउन, चुस्त प्रहरी निकायको गठनका साथै सुरक्षामा जनसहभागितामूलक नीतिलाई अवलम्वन गरिने छ ।</text:p>
          </table:table-cell>
          <table:table-cell office:value-type="string" calcext:value-type="string">
            <text:p>Peace &amp; Securit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न्ति सुरक्षा र जनसहभागिताः</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नेपाल भारतबीच तीनतिर खुला सीमाना रहेको छ । खुला सीमानाबाट सीमा अतिक्रमण र जनसांख्यिक अतिक्रमण बढ्दो छ । अतः त्यसलाई नियन्त्रण गर्नका लागि ती खुला सीमाक्षेत्रसँग जोडिएका नगर वा गाउँपालिकाहरुमार्फत् सीमा सुरक्षा र जनसांख्यिक अतिक्रमण हुन नदिने नीति अवलम्बन गरिने छ । सीमावर्ती क्षेत्रका स्थानीय जनता स्वयम्लाई सीमा सुरक्षाको जनआधारको रुपमा विकास गर्न जोड दिइने छ ।</text:p>
          </table:table-cell>
          <table:table-cell office:value-type="string" calcext:value-type="string">
            <text:p>Border encroachment </text:p>
          </table:table-cell>
          <table:table-cell office:value-type="string" calcext:value-type="string">
            <text:p>Open border infraction</text:p>
          </table:table-cell>
          <table:table-cell office:value-type="string" calcext:value-type="string">
            <text:p>Border security mass bas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 अतिक्रमण र स्वाधीनताको रक्षाः</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चना संचारलाई पनि स्थानीय तहलाई क्षेत्राधिकार तोकिएको छ । जनमुखी सूचना सञ्चार प्रणालीलाई अवलम्वन गर्न जोड दिइने छ । गाउँ गाउँमा फ्रि वाइफाइको व्यवस्था गरिने छ ।</text:p>
          </table:table-cell>
          <table:table-cell office:value-type="string" calcext:value-type="string">
            <text:p>Communication</text:p>
          </table:table-cell>
          <table:table-cell office:value-type="string" calcext:value-type="string">
            <text:p>Pro Information and Communication System</text:p>
          </table:table-cell>
          <table:table-cell office:value-type="string" calcext:value-type="string">
            <text:p>Free Wi-Fi</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चना संचारः जनजागरणको आधारः</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युवाहरुको सर्वाङ्गिन विकासको लागि प्रत्येक गाउँ/नगर र वडाहरुमा खेलकुद मैदानको व्यवस्था गरी खेलकुदको विकासको व्यवस्था गरिनेछ ।</text:p>
          </table:table-cell>
          <table:table-cell office:value-type="string" calcext:value-type="string">
            <text:p>Youth</text:p>
          </table:table-cell>
          <table:table-cell office:value-type="string" calcext:value-type="string">
            <text:p>Sports ground in each ward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युवा र खेलकुदः</text:p>
          </table:table-cell>
          <table:table-cell office:value-type="string" calcext:value-type="string">
            <text:p>No </text:p>
          </table:table-cell>
          <table:table-cell office:value-type="string" calcext:value-type="string">
            <text:p>CPNM </text:p>
          </table:table-cell>
        </table:table-row>
        <table:table-row table:style-name="ro1">
          <table:table-cell office:value-type="float" office:value="3" calcext:value-type="float">
            <text:p>3</text:p>
          </table:table-cell>
          <table:table-cell office:value-type="string" calcext:value-type="string">
            <text:p>NGO</text:p>
          </table:table-cell>
          <table:table-cell office:value-type="string" calcext:value-type="string">
            <text:p>INGO</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जनस्तरमा बनेका जनसेवामुखी संस्थाहरुलाई राज्यको नियन्त्रण र व्यवस्थापनमा सामाजिक सेवामुखी क्षेत्रहरुमा परिचालन गर्ने नीति अवलम्वन गरिने छ ।</text:p>
          </table:table-cell>
          <table:table-cell office:value-type="string" calcext:value-type="string">
            <text:p>NGO</text:p>
          </table:table-cell>
          <table:table-cell office:value-type="string" calcext:value-type="string">
            <text:p>INGO</text:p>
          </table:table-cell>
          <table:table-cell office:value-type="string" calcext:value-type="string">
            <text:p>Social service cent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विदेशी दातृ निकायहरुमार्फत् एनजीओ/आइएनजीओहरुले सिधै सहायता लिई खर्च गर्ने व्यवस्थालाई परिवर्तन गरी राज्यको एकद्वार प्रणालीमार्फत् आवश्यकताअनुसार विदेशी अनुदान/सहयोग लिने र खर्च गर्ने व्यवस्था मिलाइने छ ।</text:p>
          </table:table-cell>
          <table:table-cell office:value-type="string" calcext:value-type="string">
            <text:p>NGO</text:p>
          </table:table-cell>
          <table:table-cell office:value-type="string" calcext:value-type="string">
            <text:p>INGO</text:p>
          </table:table-cell>
          <table:table-cell table:number-columns-repeated="3" office:value-type="string" calcext:value-type="string">
            <text:p>N/A</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CPNM </text:p>
          </table:table-cell>
        </table:table-row>
        <table:table-row table:style-name="ro1">
          <table:table-cell office:value-type="string" calcext:value-type="string">
            <text:p>संवैधानिक व्यवस्थाअनुसार स्थानीय तहको राजनीतिक प्रणाली सामान्यतया लोकतान्त्रिक प्रणाली हुने भए तापनि त्यसलाई वास्तविक र जनसहभागितामूलक समावेशी लोकतन्त्रको अभ्यासलाई सजीव र जीवन्त रुपमा व्यवहारमा रुपान्तरण गरिनेछ ।</text:p>
          </table:table-cell>
          <table:table-cell office:value-type="string" calcext:value-type="string">
            <text:p>Inclusive Democrac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ष निर्वाचन तथा स्वच्छ प्रतिस्पर्धात्मक दलगत प्रणालीलाई अवलम्बन गरिने छ ।</text:p>
          </table:table-cell>
          <table:table-cell office:value-type="string" calcext:value-type="string">
            <text:p>Inclusive Democrac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धानिक व्यवस्थाअनुसार आदिवासी जनजाति, मधेशी, लोपोन्मुख समुदाय र पिछडिएको क्षेत्रलाई परिलक्षित गर्दै स्वायत्त क्षेत्र, संरक्षित क्षेत्र र विशेष क्षेत्रको व्यवस्था गरिए तापनि ती अझै सम्बोधन भइसकेको छैन । अतः ती सबै व्यवस्थाहरु सम्बोधन गर्नका लागि निरन्तर पर्यत्नरत रहने छ ।</text:p>
          </table:table-cell>
          <table:table-cell office:value-type="string" calcext:value-type="string">
            <text:p>Inclusive Democracy </text:p>
          </table:table-cell>
          <table:table-cell office:value-type="string" calcext:value-type="string">
            <text:p>Inclusive Representa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महिला, दलित, मुस्लिम र अपाङ्गता भएका व्यक्तिहरुको सन्दर्भमा क्षतिपूर्तिसहितको विशेष अधिकारको व्यवस्था लागू गरिने छ ।</text:p>
          </table:table-cell>
          <table:table-cell office:value-type="string" calcext:value-type="string">
            <text:p>Inclusive Democracy </text:p>
          </table:table-cell>
          <table:table-cell office:value-type="string" calcext:value-type="string">
            <text:p>Inclusive Representation</text:p>
          </table:table-cell>
          <table:table-cell office:value-type="string" calcext:value-type="string">
            <text:p>Special Righ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धानले स्थानीय तहलाई विभाजन गरिएको क्षेत्राधिकारहरुको प्रयोजनको लागि नगर सभा र गाउँ सभाहरुबाट जनमुखी ऐन तथा कानुनहरु बनाउन जोड दिइने छ ।</text:p>
          </table:table-cell>
          <table:table-cell office:value-type="string" calcext:value-type="string">
            <text:p>Inclusive Democracy </text:p>
          </table:table-cell>
          <table:table-cell office:value-type="string" calcext:value-type="string">
            <text:p>Constitution </text:p>
          </table:table-cell>
          <table:table-cell office:value-type="string" calcext:value-type="string">
            <text:p>Local level</text:p>
          </table:table-cell>
          <table:table-cell table:number-columns-repeated="2" office:value-type="string" calcext:value-type="string">
            <text:p>N/A </text:p>
          </table:table-cell>
          <table:table-cell office:value-type="string" calcext:value-type="string">
            <text:p>Yes</text:p>
          </table:table-cell>
          <table:table-cell office:value-type="string" calcext:value-type="string">
            <text:p>राजनीतिः जनसहभागितामूलक समावेशी लोकतन्त्रको जग नै स्थानीय तहः</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थानीय तहका सबै अंगहरुको बीचमासमन्वयात्मक रुपले सञ्चालन गरिने छ ।</text:p>
          </table:table-cell>
          <table:table-cell office:value-type="string" calcext:value-type="string">
            <text:p>Governanc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निक प्रशासनलाई जनसेवामुखी, प्रभावकारी, छिटो छरितो, सरल, सर्वसुलभ, पारदर्शी र उत्तरदायी बनाइने छ ।</text:p>
          </table:table-cell>
          <table:table-cell office:value-type="string" calcext:value-type="string">
            <text:p>Governanc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र्वजनिक प्रशासनलाई भ्रष्टाचार मुक्त बनाइने छ । योजनाहरु कार्यान्वयन भएको, नभएको अनुगमन र निरीक्षण प्रणालीलाई प्रभावकारी बनाइने छ ।</text:p>
          </table:table-cell>
          <table:table-cell office:value-type="string" calcext:value-type="string">
            <text:p>Governance </text:p>
          </table:table-cell>
          <table:table-cell office:value-type="string" calcext:value-type="string">
            <text:p>Corruption fre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शासनिक जनशक्तिको व्यवस्थापन गर्दा अनुभव, क्षमता र योग्यताअनुरुप उपयुक्त पात्रलाई उपयुक्त स्थानमा राख्ने मान्यतालाई अवलम्वन गरिने छ ।</text:p>
          </table:table-cell>
          <table:table-cell office:value-type="string" calcext:value-type="string">
            <text:p>Governance </text:p>
          </table:table-cell>
          <table:table-cell office:value-type="string" calcext:value-type="string">
            <text:p>Meritocrac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थानीय तहहरुको संचालन र व्यवस्थापन गर्दा संघ, प्रदेश र अन्य समकक्षी स्थानीय तहहरुबीच समन्वयात्मक सम्बन्धको विकास गरिने छ ।</text:p>
          </table:table-cell>
          <table:table-cell office:value-type="string" calcext:value-type="string">
            <text:p>Governance </text:p>
          </table:table-cell>
          <table:table-cell office:value-type="string" calcext:value-type="string">
            <text:p>Local Government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र्वजनिक प्रशासनको आधारः सुशास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षि बजारको व्यवस्थालाई व्यवस्थित गरी प्रत्येक गाउँमा कृषि उपजहरुको बजारको व्यवस्था गरिने छ ।</text:p>
          </table:table-cell>
          <table:table-cell office:value-type="string" calcext:value-type="string">
            <text:p>Agriculture </text:p>
          </table:table-cell>
          <table:table-cell office:value-type="string" calcext:value-type="string">
            <text:p>Agricultural market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षि उपजको भण्डारण र शितभण्डारणको व्यवस्था गरिने छ ।</text:p>
          </table:table-cell>
          <table:table-cell office:value-type="string" calcext:value-type="string">
            <text:p>Agriculture </text:p>
          </table:table-cell>
          <table:table-cell office:value-type="string" calcext:value-type="string">
            <text:p>Agricultural product storage</text:p>
          </table:table-cell>
          <table:table-cell office:value-type="string" calcext:value-type="string">
            <text:p>Cold storag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षि उत्पादनमा सहकारी प्रणालीलाई प्रोत्साहित गरिनेछ ।</text:p>
          </table:table-cell>
          <table:table-cell office:value-type="string" calcext:value-type="string">
            <text:p>Agriculture </text:p>
          </table:table-cell>
          <table:table-cell office:value-type="string" calcext:value-type="string">
            <text:p>Agricultural Production Cooperative Syste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सान र उपभोक्ताबीचको विचौलियाहरुको तहगत संरचनालाई न्यूनीकरण गर्दै किसान र उपभोक्ताबीच प्रत्यक्ष सम्बन्ध र लाभको लागि बहुउद्देश्यीय सहकारी प्रणाली मार्फत् कृषि उत्पादन, उत्पादित वस्तुहरुको भण्डारण, ढुवानी र कृषि बजारको व्यवस्था गरिने छ ।</text:p>
          </table:table-cell>
          <table:table-cell office:value-type="string" calcext:value-type="string">
            <text:p>Agriculture </text:p>
          </table:table-cell>
          <table:table-cell office:value-type="string" calcext:value-type="string">
            <text:p>Agricultural market system</text:p>
          </table:table-cell>
          <table:table-cell office:value-type="string" calcext:value-type="string">
            <text:p>Multipurpose Cooperative System</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ना तथा गरीविका रेखामुनि रहेका किसानहरुको लागि सहुलियत व्याज दरमा कृषि ऋणको व्यवस्था गरिने छ । </text:p>
          </table:table-cell>
          <table:table-cell office:value-type="string" calcext:value-type="string">
            <text:p>Agriculture </text:p>
          </table:table-cell>
          <table:table-cell office:value-type="string" calcext:value-type="string">
            <text:p>Agricultural loans at subsidized interest rat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षि पेशालाई प्रोत्साहित गर्न किसान पेन्सनको व्यवस्था गरिनेछ ।</text:p>
          </table:table-cell>
          <table:table-cell office:value-type="string" calcext:value-type="string">
            <text:p>Agriculture </text:p>
          </table:table-cell>
          <table:table-cell office:value-type="string" calcext:value-type="string">
            <text:p>Farmers pens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कृषि नै ग्रामीण विकासको मूल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अव्यवस्थित तथा छरिएर रहेको ग्रामीण बस्तीहरुलाई एकीकृत सघन बसोबासको लागि सघन वस्ती विकास कार्यक्रम सञ्चालन गरिने छ ।</text:p>
          </table:table-cell>
          <table:table-cell office:value-type="string" calcext:value-type="string">
            <text:p>Rural infrastructure </text:p>
          </table:table-cell>
          <table:table-cell office:value-type="string" calcext:value-type="string">
            <text:p>Intensive Settlement Development Progra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ग्रामीण क्षेत्रहरुमा सफा खानेपानी, शौचालय, सरसफाई, फोहरमैला व्यवस्थापन, स्वास्थ्य सेवा केन्द्र, शिक्षालय, खेलमैदान, यातायात, इन्टरनेटको सेवालगायतका सूचना संचार केन्द्र आदि आधारभूत संरचनाहरुको विकासमा जोड दिइने छ ।</text:p>
          </table:table-cell>
          <table:table-cell office:value-type="string" calcext:value-type="string">
            <text:p>Rural infrastructure </text:p>
          </table:table-cell>
          <table:table-cell office:value-type="string" calcext:value-type="string">
            <text:p>Basic infrastructure development</text:p>
          </table:table-cell>
          <table:table-cell office:value-type="string" calcext:value-type="string">
            <text:p>Information Communication Center</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ग्रामीण सडक गुरुयोजनाको मापदण्ड बनाएर आर्थिक उत्पादनको गतिविधिसँग जोड्ने गरी ग्रामीण हरित सडक संजालको निर्माण र विस्तार गरिने छ ।</text:p>
          </table:table-cell>
          <table:table-cell office:value-type="string" calcext:value-type="string">
            <text:p>Rural infrastructure </text:p>
          </table:table-cell>
          <table:table-cell office:value-type="string" calcext:value-type="string">
            <text:p>Rural road master plan</text:p>
          </table:table-cell>
          <table:table-cell office:value-type="string" calcext:value-type="string">
            <text:p>Village green road network</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ग्रामीण क्षेत्रमा पर्यटन र वातावरणीय संरक्षणलाई ध्यानमा राखी पर्यटकीय पैदल मार्ग र केवल कारहरुको व्यवस्था गर्न जोड दिइने छ ।</text:p>
          </table:table-cell>
          <table:table-cell office:value-type="string" calcext:value-type="string">
            <text:p>Rural infrastructure </text:p>
          </table:table-cell>
          <table:table-cell office:value-type="string" calcext:value-type="string">
            <text:p>Tourist walk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गाउँहरुलाई स्मार्ट नमूना गाउँको रुपमा विकास र विस्तार गर्न जोड दिइने छ ।</text:p>
          </table:table-cell>
          <table:table-cell office:value-type="string" calcext:value-type="string">
            <text:p>Rural infrastructure </text:p>
          </table:table-cell>
          <table:table-cell office:value-type="string" calcext:value-type="string">
            <text:p>Smart Model Villag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ग्रामीण क्षेत्रमा कृषिजन्यसाना तथा घरेलु उद्योगहरुमा जोड दिइने छ ।</text:p>
          </table:table-cell>
          <table:table-cell office:value-type="string" calcext:value-type="string">
            <text:p>Rural infrastructure </text:p>
          </table:table-cell>
          <table:table-cell office:value-type="string" calcext:value-type="string">
            <text:p>Domestic industr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त्यसप्रकारका उद्योगहरुलाई सहुलियत व्याज दरमा ऋण दिने व्यवस्था गरिने छ ।</text:p>
          </table:table-cell>
          <table:table-cell office:value-type="string" calcext:value-type="string">
            <text:p>Rural infrastructure </text:p>
          </table:table-cell>
          <table:table-cell office:value-type="string" calcext:value-type="string">
            <text:p>Subsidized interest rate loan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वाधार विकासका परियोजनाहरु सञ्चालन गर्दा स्वदेशी पुँजी, स्थानीय स्रोत साधन र श्रममुखी साना तथा सरकारले धान्न सक्ने मझौला प्रकृतिका योजनाहरुमा जोड दिइने छ । </text:p>
          </table:table-cell>
          <table:table-cell office:value-type="string" calcext:value-type="string">
            <text:p>Rural infrastructure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एक गाउँ एक नमुना उद्योग स्थापना गर्न जोड दिइने छ ।</text:p>
          </table:table-cell>
          <table:table-cell office:value-type="string" calcext:value-type="string">
            <text:p>Rural infrastructure </text:p>
          </table:table-cell>
          <table:table-cell office:value-type="string" calcext:value-type="string">
            <text:p>One village: one model industr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मीण पूर्वाधारको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भूकम्पले क्षति पु¥याएका र पुनर्निमाण हुन बाँकी रहेका क्षेत्रहरुमा पुननिर्माणको कार्यक्रमलाई तीव्रता दिइने छ ।</text:p>
          </table:table-cell>
          <table:table-cell office:value-type="string" calcext:value-type="string">
            <text:p>Earthquake &amp; Reconstruction</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भूकम्प र पुननिर्माणः</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ननिर्माण गर्दा परम्परागत संस्कृतिको संरक्षण गर्दै आधुनिक प्रकारको सघन ग्रामीण वस्तीहरुको विकासमा जोड दिइने छ ।</text:p>
          </table:table-cell>
          <table:table-cell office:value-type="string" calcext:value-type="string">
            <text:p>Earthquake &amp; Reconstruction</text:p>
          </table:table-cell>
          <table:table-cell office:value-type="string" calcext:value-type="string">
            <text:p>Intensive Settlement Development Program</text:p>
          </table:table-cell>
          <table:table-cell office:value-type="string" calcext:value-type="string">
            <text:p>Traditional culture promo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भूकम्प र पुननिर्माणः</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न संरक्षण, भू–संरक्षण, तटवन्धहरुको निर्माण, वृक्षारोपण, जैविक विविधताको संरक्षण र जडिबुटीको संरक्षण र उत्पादन लगायतका कार्यक्रमहरु सञ्चालन गरी हरियाली नेपाल निर्माणमा जोड दिइने छ । त्यस्तैगरी वन्यजन्तुहरुको व्यवस्थितरुपमा संरक्षण गरिने छ ।</text:p>
          </table:table-cell>
          <table:table-cell office:value-type="string" calcext:value-type="string">
            <text:p>Nature conservation</text:p>
          </table:table-cell>
          <table:table-cell office:value-type="string" calcext:value-type="string">
            <text:p>Medicinal herbs protection</text:p>
          </table:table-cell>
          <table:table-cell office:value-type="string" calcext:value-type="string">
            <text:p>Wild life manage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वन संरक्षण र हरियाली नेपालः</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हरी क्षेत्रमा शहरी विकासको निम्ति अल्पकालिक र दीर्घकालीन योजनाको तर्जुमा गरिने छ । तत्काल शहरी क्षेत्रमा सर्वसुलभ खाने पानीको व्यवस्था, फोहरमैलाको व्यवस्थापन, वायु प्रदूषणको नियन्त्रण, ट्राफिक व्यवस्थापन, अव्यवस्थित वसोवासको व्यवस्था, सुकुम्वासीहरुको वसोवासको व्यवस्था आदि अविलम्व गरिने छ ।</text:p>
          </table:table-cell>
          <table:table-cell office:value-type="string" calcext:value-type="string">
            <text:p>Urban development</text:p>
          </table:table-cell>
          <table:table-cell office:value-type="string" calcext:value-type="string">
            <text:p>Short-term and long-term planning</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र्घकालीन रुपमा शहरी क्षेत्रको भू–उपयोग नीति अवलम्वन गरी औद्योगिक क्षेत्र, व्यापारिक क्षेत्र, प्रशासनिक भवनहरु रहने क्षेत्र, शिक्षालयहरु रहने क्षेत्र, अस्पतालहरु रहने क्षेत्र, वसपार्क, खेलकूदका ग्राउण्ड र मनोरञ्जनका हलहरु रहने क्षेत्र, आवास क्षेत्र, फोहरमैला व्यवस्थापन क्षेत्र आदि शहरको लागि अत्यावश्यक पर्ने मुल क्षेत्रहरुको निर्धारण गर्ने र ती क्षेत्रहरुवीच जोड्ने द्रुतमार्गहरु–सडक, मेट्रो लाइन, खानेपानी आपूर्तिको व्यवस्था, विद्युत आपूर्तिको व्यवस्था, शहरको वीच वीचमा खाली जमिन राख्ने र ती खाली जमिनमा हरियाली पार्कहरु बनाउने आदिको दीर्घकालीन बृहत्तर शहरी विकास गुरुयोजनाको तर्जुमा गरिने छ । त्यही गुरुयोजनाको आधारमा पूर्वाधारहरुको निर्माण र विस्तार, सरकारी भवन र आवासहरुको निर्माण र विस्तार, वजार क्षेत्रको विस्तार आदि गरिने छ ।</text:p>
          </table:table-cell>
          <table:table-cell office:value-type="string" calcext:value-type="string">
            <text:p>Urban development</text:p>
          </table:table-cell>
          <table:table-cell office:value-type="string" calcext:value-type="string">
            <text:p>Infrastructure development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हरहरुलाई स्मार्ट नमूना शहरको रुपमा विकास र विस्तार गर्न जोड दिइने छ । नमूना शहरहरुको यातायातलाई विद्युतीकरण गरिने छ ।</text:p>
          </table:table-cell>
          <table:table-cell office:value-type="string" calcext:value-type="string">
            <text:p>Urban development</text:p>
          </table:table-cell>
          <table:table-cell office:value-type="string" calcext:value-type="string">
            <text:p>Model smart city</text:p>
          </table:table-cell>
          <table:table-cell office:value-type="string" calcext:value-type="string">
            <text:p>Urban transport electrific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हरी विकासः</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हर वा नगरको विकासको लागि औद्योगिक क्षेत्रमा परिणत गर्ने नीति लिइने छ ।</text:p>
          </table:table-cell>
          <table:table-cell office:value-type="string" calcext:value-type="string">
            <text:p>Urban development</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हरी क्षेत्रमा राष्ट्रिय औद्योगिक पूंँजीवादको विकासमा जोड दिइने छ ।</text:p>
          </table:table-cell>
          <table:table-cell office:value-type="string" calcext:value-type="string">
            <text:p>Urban development</text:p>
          </table:table-cell>
          <table:table-cell office:value-type="string" calcext:value-type="string">
            <text:p>Development of national industrial capitalis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औद्योगिक विकासको लागि स्वदेशी पुँंजीको लगानी, स्वदेशी कच्चा पदार्थ, स्वदेशी श्रम र सीपलाई प्राथमिकता दिइने छ ।</text:p>
          </table:table-cell>
          <table:table-cell office:value-type="string" calcext:value-type="string">
            <text:p>Urban development</text:p>
          </table:table-cell>
          <table:table-cell office:value-type="string" calcext:value-type="string">
            <text:p>Investment of national capital</text:p>
          </table:table-cell>
          <table:table-cell office:value-type="string" calcext:value-type="string">
            <text:p>Local raw material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औद्योगिक क्षेत्रलाई पूर्णतः विद्युतीकरण गरिने छ ।</text:p>
          </table:table-cell>
          <table:table-cell office:value-type="string" calcext:value-type="string">
            <text:p>Urban development</text:p>
          </table:table-cell>
          <table:table-cell office:value-type="string" calcext:value-type="string">
            <text:p>Industry electrifica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देशी पूँजीको लगानीबाट उत्पादित बस्तुहरुलाई देशभित्र नै बजारको सुनिश्चित गर्न जोड दिइने छ ।</text:p>
          </table:table-cell>
          <table:table-cell office:value-type="string" calcext:value-type="string">
            <text:p>Urban development</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हरीकरणको नमूना, औद्योगिक शहरको परिकल्प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नगरहरु अन्तर्राष्ट्रिय व्यापारसँग पनि सम्बन्धित हुने भएकोले अन्तर्राष्ट्रिय व्यापारमा देशभित्र नै औद्योगिक उत्पादन भएका तयारी वस्तुहरुको निर्यात व्यापारमा जोड दिइने छ ।</text:p>
          </table:table-cell>
          <table:table-cell office:value-type="string" calcext:value-type="string">
            <text:p>Economic development</text:p>
          </table:table-cell>
          <table:table-cell office:value-type="string" calcext:value-type="string">
            <text:p>Export based econom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र्यातमुखी व्यापारः अन्तर्राष्ट्रिय व्यापारको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स्तु र सेवाहरु आयात गर्दा आन्तरिक रुपमा उत्पादन भएका वस्तुहरुको बजारलाई विस्थापन नहुने गरी बाहिरबाट वस्तुहरुको आयत गरिने छ ।</text:p>
          </table:table-cell>
          <table:table-cell office:value-type="string" calcext:value-type="string">
            <text:p>Economic development</text:p>
          </table:table-cell>
          <table:table-cell office:value-type="string" calcext:value-type="string">
            <text:p>Export based economy</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र्यातमुखी व्यापारः अन्तर्राष्ट्रिय व्यापारको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र्थिक विकासको क्षेत्रमा सार्वजनिक क्षेत्रलाई प्राथमिकता र नेतृत्वदायी भूमिका, सहकारी प्रणालीलाई प्रोत्साहन र निजी क्षेत्रलाई सहयोगीको रुपमा लिइने छ ।</text:p>
          </table:table-cell>
          <table:table-cell office:value-type="string" calcext:value-type="string">
            <text:p>Economic development</text:p>
          </table:table-cell>
          <table:table-cell office:value-type="string" calcext:value-type="string">
            <text:p>Encourage co-operative system</text:p>
          </table:table-cell>
          <table:table-cell office:value-type="string" calcext:value-type="string">
            <text:p>Priority to public sector</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गैरआवासीय नेपालीहरुको पूँजी, सीप र दक्षतालाई कृषि तथा औद्योगिक विकासको क्षेत्रमा लगानी गर्न प्रोत्साहित गरिने छ ।</text:p>
          </table:table-cell>
          <table:table-cell office:value-type="string" calcext:value-type="string">
            <text:p>Economic development</text:p>
          </table:table-cell>
          <table:table-cell office:value-type="string" calcext:value-type="string">
            <text:p>NRNA investment </text:p>
          </table:table-cell>
          <table:table-cell office:value-type="string" calcext:value-type="string">
            <text:p>Agricultural and Industrial Develop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कास निर्माणमा श्रम प्रधान र जनसहभागितामुलक परियोजनाहरुमा जोड दिइने छ ।</text:p>
          </table:table-cell>
          <table:table-cell office:value-type="string" calcext:value-type="string">
            <text:p>Economic development</text:p>
          </table:table-cell>
          <table:table-cell office:value-type="string" calcext:value-type="string">
            <text:p>Labor-intensive and public participation projec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र्थिक विकासको नीतिः</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बजारमा बढ्दो महंगी, कालोबजार, एकाधिकार बजार, कृत्रिम अभाव आदिलाई नियन्त्रण गरी उपभोक्ता हितको संरक्षणमुखी बजारको व्यवस्था गरिने छ ।</text:p>
          </table:table-cell>
          <table:table-cell office:value-type="string" calcext:value-type="string">
            <text:p>Economic development</text:p>
          </table:table-cell>
          <table:table-cell office:value-type="string" calcext:value-type="string">
            <text:p>Customer centered market management </text:p>
          </table:table-cell>
          <table:table-cell office:value-type="string" calcext:value-type="string">
            <text:p>Discouraging black market </text:p>
          </table:table-cell>
          <table:table-cell office:value-type="string" calcext:value-type="string">
            <text:p>Consumer Interest Protection</text:p>
          </table:table-cell>
          <table:table-cell office:value-type="string" calcext:value-type="string">
            <text:p>N/A </text:p>
          </table:table-cell>
          <table:table-cell office:value-type="string" calcext:value-type="string">
            <text:p>No </text:p>
          </table:table-cell>
          <table:table-cell office:value-type="string" calcext:value-type="string">
            <text:p>उपभोक्ताहितमुखी बजार व्यवस्थाः</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जलविद्युत परियोजनाहरुलाई आन्तरिक उत्पादनमुखी क्षेत्रमा खपतको स्थितिको आधारमा परियोजनाहरुको सञ्चालन गरिनेछ ।</text:p>
          </table:table-cell>
          <table:table-cell office:value-type="string" calcext:value-type="string">
            <text:p>Water resources project</text:p>
          </table:table-cell>
          <table:table-cell office:value-type="string" calcext:value-type="string">
            <text:p>Internal consumption of hydro project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जलस्रोत परियोजनाः आन्तरिक खपतमुखीः</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योजनाहरु निर्माण गर्दा राज्यको लगानी, स्वदेशी पुँजी, जनताको शेयर लगानीको आधारमा निर्माण हुन सक्ने साना तथा मझौला प्रकृतिका परियोजनाहरुमा जोड दिइने छ ।</text:p>
          </table:table-cell>
          <table:table-cell office:value-type="string" calcext:value-type="string">
            <text:p>Water resources project</text:p>
          </table:table-cell>
          <table:table-cell office:value-type="string" calcext:value-type="string">
            <text:p>People stock investment</text:p>
          </table:table-cell>
          <table:table-cell office:value-type="string" calcext:value-type="string">
            <text:p>Stress in medium level projec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जलस्रोत परियोजनाः आन्तरिक खपतमुखीः</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यटन क्षेत्रलाई उद्योगको रुपमा रुपान्तरण गर्ने नीति लिइने छ । पर्यटन उद्योगको विकास र विस्तारको लागि प्रकृति र संस्कृतिका विविध गन्तव्य क्षेत्रहरु पहिल्याउँदै पर्यटन क्षेत्रमा प्रयोग हुने वस्तुहरुको उत्पादन देशभित्रै गर्ने नीति अवलम्बन गरिने छ ।</text:p>
          </table:table-cell>
          <table:table-cell office:value-type="string" calcext:value-type="string">
            <text:p>Tourism</text:p>
          </table:table-cell>
          <table:table-cell office:value-type="string" calcext:value-type="string">
            <text:p>Tourism Industry Develop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पर्यटन व्यापारः उद्योगमा रुपान्तरणः</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नेपाली समाज बहुभाषी र बहुसांस्कृतिक विविधतायुक्त रहेको छ । परन्तु नेपालमाथि बाह्य सांस्कृतिक अतिक्रमण बढ्दो छ ।</text:p>
          </table:table-cell>
          <table:table-cell office:value-type="string" calcext:value-type="string">
            <text:p>Cultural heritage </text:p>
          </table:table-cell>
          <table:table-cell office:value-type="string" calcext:value-type="string">
            <text:p>External cultural invasion</text:p>
          </table:table-cell>
          <table:table-cell office:value-type="string" calcext:value-type="string">
            <text:p>Diverse cultu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म्परागत संस्कृतिको नाममा रुढिवादी संस्कृतिहरु पनि अझै कायम छन् ।</text:p>
          </table:table-cell>
          <table:table-cell office:value-type="string" calcext:value-type="string">
            <text:p>Cultural heritage </text:p>
          </table:table-cell>
          <table:table-cell office:value-type="string" calcext:value-type="string">
            <text:p>Orthodox culture still in practice</text:p>
          </table:table-cell>
          <table:table-cell office:value-type="string" calcext:value-type="string">
            <text:p>Emphasize in preservation and promotion of historical monument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रुढिवादी संस्कृति र बाह्य अतिक्रमित संस्कृतिलाई निरुत्साहित गर्दै असली जनसंस्कृति र ऐतिहासिक सम्पदाहरुको संरक्षण र सम्वद्र्धन गर्न जोड दिइने छ ।</text:p>
          </table:table-cell>
          <table:table-cell office:value-type="string" calcext:value-type="string">
            <text:p>Cultural heritage </text:p>
          </table:table-cell>
          <table:table-cell office:value-type="string" calcext:value-type="string">
            <text:p>Culture protect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जनपक्षीय साहित्य–कला, संगीतको संरक्षण र सम्बद्र्धनमा जोड दिइने छ ।</text:p>
          </table:table-cell>
          <table:table-cell office:value-type="string" calcext:value-type="string">
            <text:p>Cultural heritage </text:p>
          </table:table-cell>
          <table:table-cell office:value-type="string" calcext:value-type="string">
            <text:p>Emphasize in preservation and promotion of historical monument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स्कृतिक सम्पदाहरुको संरक्षणः नेपालको पहिचानः</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कृतिक स्रोत र साधनमाथि स्थानीय जनताको अग्राधिकार कायम गरिने छ ।</text:p>
          </table:table-cell>
          <table:table-cell office:value-type="string" calcext:value-type="string">
            <text:p>Natural resource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जल स्रोत, वनसम्पदा र खनिज पदार्थ आदिको प्रयोग गर्दा वातावरणीय प्रतिकूलता नहुने गरी गरिने छ ।</text:p>
          </table:table-cell>
          <table:table-cell office:value-type="string" calcext:value-type="string">
            <text:p>Natural resources</text:p>
          </table:table-cell>
          <table:table-cell office:value-type="string" calcext:value-type="string">
            <text:p>Environmental protection </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कुनै पनि प्राकृतिक स्रोत र साधनहरु उद्योगको दृष्टिले कच्चा पदार्थ भएकोले त्यसको संकलन, उत्खनन वा प्रशोधन गर्दा औद्योगिक उत्पादनसँग जोड्ने गरी गरिने छ ।</text:p>
          </table:table-cell>
          <table:table-cell office:value-type="string" calcext:value-type="string">
            <text:p>Natural resource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प्राकृतिक स्रोतमाथि स्थानीय जनताको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मुलुकमा युवा बेरोजगार समस्या तीव्रतर रुपमा बढ्दै गइरहेको छ र युवाहरु रोजगारको खोजीको क्रममा विदेशिन बाध्य भइरहेका छन् ।</text:p>
          </table:table-cell>
          <table:table-cell office:value-type="string" calcext:value-type="string">
            <text:p>Employment </text:p>
          </table:table-cell>
          <table:table-cell office:value-type="string" calcext:value-type="string">
            <text:p>Youth unemployment</text:p>
          </table:table-cell>
          <table:table-cell office:value-type="string" calcext:value-type="string">
            <text:p>Foreign employment</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शभित्र नै रोजगार विस्तारको लागि श्रम र रोजगारमुलक कार्यक्रमहरुको संचालनमा जोड दिइने छ ।</text:p>
          </table:table-cell>
          <table:table-cell office:value-type="string" calcext:value-type="string">
            <text:p>Employment </text:p>
          </table:table-cell>
          <table:table-cell office:value-type="string" calcext:value-type="string">
            <text:p>Labor and employment oriented program</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रम बैंकको व्यवस्था गरी त्यसमार्फत् जनशक्ति परिचालन गरिने छ ।</text:p>
          </table:table-cell>
          <table:table-cell office:value-type="string" calcext:value-type="string">
            <text:p>Employment </text:p>
          </table:table-cell>
          <table:table-cell office:value-type="string" calcext:value-type="string">
            <text:p>Labor bank</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गाउँमा युवा स्वरोजगार र गरिबी निवारण कोष खडा गरी रोजगारको व्यवस्था गरिने छ । </text:p>
          </table:table-cell>
          <table:table-cell office:value-type="string" calcext:value-type="string">
            <text:p>Employment </text:p>
          </table:table-cell>
          <table:table-cell office:value-type="string" calcext:value-type="string">
            <text:p>Youth employment and poverty alleviation fund</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उत्पादनमुलक रोजगारको व्यवस्था सुनिश्चित नहुँदासम्म वेरोजगार भत्ताको व्यवस्था गरिनेछ ।</text:p>
          </table:table-cell>
          <table:table-cell office:value-type="string" calcext:value-type="string">
            <text:p>Employment </text:p>
          </table:table-cell>
          <table:table-cell office:value-type="string" calcext:value-type="string">
            <text:p>Production oriented employment system</text:p>
          </table:table-cell>
          <table:table-cell office:value-type="string" calcext:value-type="string">
            <text:p>Unemployment allowan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रम र रोजगा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लोकतान्त्रिक प्रणालीमा वालवालिकाहरुलाई अनिवार्य शिक्षा दिनु पर्ने, नागरिकहरुलाई स्वास्थ्य उपचारको सेवा दिनु पर्ने राज्यको दायित्व हो ।</text:p>
          </table:table-cell>
          <table:table-cell office:value-type="string" calcext:value-type="string">
            <text:p>Education &amp; Health</text:p>
          </table:table-cell>
          <table:table-cell office:value-type="string" calcext:value-type="string">
            <text:p>Compulsory education</text:p>
          </table:table-cell>
          <table:table-cell office:value-type="string" calcext:value-type="string">
            <text:p>Compulsory health</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राज्यद्वारा नै अनिवार्य, निःशुल्क, गुणस्तरीय, रोजगारमूलक, व्यवहारिक र सर्वसुलभ सार्वजनिक शिक्षा दिने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Accessible Public Educ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१२ कक्षासम्म अनिवार्य शिक्षा दिने र आवासीय शिक्षा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12 Grade Compulsory Education</text:p>
          </table:table-cell>
          <table:table-cell office:value-type="string" calcext:value-type="string">
            <text:p>Residential education</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बहुप्राविधिक शिक्षालयहरुको स्थापना र विस्तारमा जोड दिइ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Polytechnic institutes</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त्यस्तैगरी राज्यद्वारा नै निःशुल्क, गुणस्तरीय सर्वसुलभ स्वास्थ्य उपचारको सेवा दिने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Free and quality health ca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स्थानीय तहले कम्तिमा १५ शैयाको अस्पताल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Local Government </text:p>
          </table:table-cell>
          <table:table-cell office:value-type="string" calcext:value-type="string">
            <text:p>15-bed hospital in rural level</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हरुमा दक्ष जनशक्तिसहितको स्वास्थ्य चौकीको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One health post in each ward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स्थ पिउने पानी तथा सरसफाइको व्यवस्था सुनिश्चित गरिनेछ ।</text:p>
          </table:table-cell>
          <table:table-cell office:value-type="string" calcext:value-type="string">
            <text:p>Education </text:p>
          </table:table-cell>
          <table:table-cell office:value-type="string" calcext:value-type="string">
            <text:p>Health</text:p>
          </table:table-cell>
          <table:table-cell office:value-type="string" calcext:value-type="string">
            <text:p>Drinking water and san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ज मुलुकमाखाद्यान्नको अभावले कतिपय ग्रामीण क्षेत्रहरुमा भोकमरी हुने गरिरहेको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कुम्वासीहरुको निम्ति आवासको व्यवस्था भइरहेको छैन खेती मजदुर, हलि गोठाला, कमैया, वादी समुदाय लगायतका श्रमिकहरुको वसोवास र रोजीरोटीको सुनिश्चिता भइरहेको छैन । अतः उनीहरुको लागि खाद्यान्न, आवास तथा रोजीरोटीको व्यवस्था राज्यद्वारा नै सुनिश्चित गरिने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 कल्याणको क्षेत्रमा सुत्केरी महिला र बच्चाको निम्ति भत्ताको व्यवस्था, रोजगारको सुनिश्चितता, रोजगारको व्यवस्था युवाहरुलाई नहुँदासम्म वेरोजगार भत्ताको व्यवस्था, एकल महिला र ६० बर्ष उमेर पुगेकाहरुलाई निवृत्तिको व्यवस्था गरिने छ । अपाङ्गता भएका व्यक्तिहरुको सन्दर्भमा खाद्यान्न, आवास, संरक्षण तथा पुर्नस्थापनाको व्यवस्था राज्यद्वारा गरिने व्यवस्था सुनिश्चित गरिने छ ।</text:p>
          </table:table-cell>
          <table:table-cell office:value-type="string" calcext:value-type="string">
            <text:p>Social welfare</text:p>
          </table:table-cell>
          <table:table-cell office:value-type="string" calcext:value-type="string">
            <text:p>Allowance for pregnant women and children</text:p>
          </table:table-cell>
          <table:table-cell office:value-type="string" calcext:value-type="string">
            <text:p>Retirement provision for 60 years old</text:p>
          </table:table-cell>
          <table:table-cell office:value-type="string" calcext:value-type="string">
            <text:p>Food, housing, conservation and rehabilitation to person with disabilities</text:p>
          </table:table-cell>
          <table:table-cell office:value-type="string" calcext:value-type="string">
            <text:p>N/A </text:p>
          </table:table-cell>
          <table:table-cell office:value-type="string" calcext:value-type="string">
            <text:p>No </text:p>
          </table:table-cell>
          <table:table-cell office:value-type="string" calcext:value-type="string">
            <text:p>समाज कल्याण र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क न्यायको क्षेत्रमा सामाजिक रुपले विगतमा उत्पीडनमा पर्दै आइरहेका महिला, दलित, मुस्लिम, अपाङ्गता भएका व्यक्तिहरुलाई सामाजिक, आर्थिक, राजनीतिक क्षेत्र लगायत सबै क्षेत्रमा विशेषाधिकारको व्यवस्था गरिने छ ।</text:p>
          </table:table-cell>
          <table:table-cell office:value-type="string" calcext:value-type="string">
            <text:p>Social justice</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लैंगिक उत्पीडनको अन्त्य गरिने छ । दाइजो, छाउपडी, बोक्सी प्रथाको अन्त्य गरिनेछ । </text:p>
          </table:table-cell>
          <table:table-cell office:value-type="string" calcext:value-type="string">
            <text:p>Social justice</text:p>
          </table:table-cell>
          <table:table-cell office:value-type="string" calcext:value-type="string">
            <text:p>Sexual harass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हिंसा पीडित महिलाहरुको पुर्नस्थापना केन्द्रहरु खोलिने छ ।</text:p>
          </table:table-cell>
          <table:table-cell office:value-type="string" calcext:value-type="string">
            <text:p>Social justice</text:p>
          </table:table-cell>
          <table:table-cell office:value-type="string" calcext:value-type="string">
            <text:p>Rehabilitation center for women victims of violenc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यवसाय गर्न चाहने महिलाहरुको लागि आवश्यक शैक्षिक प्रमाणपत्रको आधारमा विना धितो ऋण दिने व्यवस्था गरिने छ ।</text:p>
          </table:table-cell>
          <table:table-cell office:value-type="string" calcext:value-type="string">
            <text:p>Social justice</text:p>
          </table:table-cell>
          <table:table-cell office:value-type="string" calcext:value-type="string">
            <text:p>Loans without collateral on the basis of academic certificat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लितहरु माथिको छुवाछुत प्रथालाई दण्डनीय बनाइने छ । बालविवाहलाई दण्डनीय बनाइने छ ।</text:p>
          </table:table-cell>
          <table:table-cell office:value-type="string" calcext:value-type="string">
            <text:p>Social justice</text:p>
          </table:table-cell>
          <table:table-cell office:value-type="string" calcext:value-type="string">
            <text:p>Discrimination is punishable</text:p>
          </table:table-cell>
          <table:table-cell office:value-type="string" calcext:value-type="string">
            <text:p>Child marriage is punishabl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छात्राहरुको निम्ति आत्मरक्षाको शारीरिक शिक्षाको कार्यक्रम पनि संचालन गरिने छ ।</text:p>
          </table:table-cell>
          <table:table-cell office:value-type="string" calcext:value-type="string">
            <text:p>Social justice</text:p>
          </table:table-cell>
          <table:table-cell office:value-type="string" calcext:value-type="string">
            <text:p>Self-defense and physical education program to girl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मा शिशु स्याहार केन्द्र स्थापना गरिनेछ ।</text:p>
          </table:table-cell>
          <table:table-cell office:value-type="string" calcext:value-type="string">
            <text:p>Social justice</text:p>
          </table:table-cell>
          <table:table-cell office:value-type="string" calcext:value-type="string">
            <text:p>Wards for child care cen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 जनजाति, मधेशी र पिछडिएका क्षेत्रका समुदायको हकमा जमिन, जंगल र जलस्रोतमाथि अग्राधिकार कायम गर्दै त्यसको सञ्चालन र प्रयोग तथा उपभोगमा पनि अग्राधिकारको व्यवस्था गरिने छ । ती समुदायहरुको ऐतिहासिक थातथलो तथा सघन वसोवास रहेका राज्यका एकाईहरुमा स्वायत्त शासनको अभ्यास गरिने छ । </text:p>
          </table:table-cell>
          <table:table-cell office:value-type="string" calcext:value-type="string">
            <text:p>Indigenous rights</text:p>
          </table:table-cell>
          <table:table-cell office:value-type="string" calcext:value-type="string">
            <text:p>Intensive Settlement Development Program</text:p>
          </table:table-cell>
          <table:table-cell office:value-type="string" calcext:value-type="string">
            <text:p>Autonomous practi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राउटे, कुसुण्डा, चेपाङलगायतका लोपोन्मुख अवस्थामा पुगेका समुदायको संरक्षणको लागि संरक्षित क्षेत्रहरुको व्यवस्था गरिने छ ।</text:p>
          </table:table-cell>
          <table:table-cell office:value-type="string" calcext:value-type="string">
            <text:p>Indigenous rights</text:p>
          </table:table-cell>
          <table:table-cell office:value-type="string" calcext:value-type="string">
            <text:p>Protected areas provision for indigenous peopl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हरुको भाषा, संस्कृति, ज्ञान, सिप लगायत सामुदायिक मुल्य मान्यताहरुलाई संरक्षण र सम्बद्धन गरिने छ ।</text:p>
          </table:table-cell>
          <table:table-cell office:value-type="string" calcext:value-type="string">
            <text:p>Indigenous rights</text:p>
          </table:table-cell>
          <table:table-cell office:value-type="string" calcext:value-type="string">
            <text:p>Protection of indigenous culture &amp; practic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र्गम तथा कर्णाली लगायतका पिछडिएका क्षेत्रहरुको स्थानिय तहहरुलाई विशेष क्षेत्रको रुपमा सञ्चालन गर्न जोड दिइनेछ ।</text:p>
          </table:table-cell>
          <table:table-cell office:value-type="string" calcext:value-type="string">
            <text:p>Indigenous right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हिद परिवार, वेपत्ता योद्धा परिवार, घाइते, अपाङ्गता भएका व्यक्तिहरुको सम्मान, संरक्षण, स्वास्थ उपचार, शिक्षा, सिप विकास, रोजगार र पुर्नस्थापनालगायतका कार्यक्रमहरुमा विशेष प्राथमिकता दिइने छ ।</text:p>
          </table:table-cell>
          <table:table-cell office:value-type="string" calcext:value-type="string">
            <text:p>Martyr</text:p>
          </table:table-cell>
          <table:table-cell office:value-type="string" calcext:value-type="string">
            <text:p>Family of missing soldier</text:p>
          </table:table-cell>
          <table:table-cell office:value-type="string" calcext:value-type="string">
            <text:p>Education, skills development, employment and rehabil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जनयुद्धकालिन सहिद र वेपत्ता योद्धाः हाम्रो गौरवपूर्ण महानताः</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थानीय तहलाई न्यायिक अधिकारसमेतको व्यवस्था भएको स्थितिमा निष्पक्ष, स्वतन्त्र, जनउत्तरदायी र छिटोछरितो न्याय सेवा प्रदान गर्ने व्यवस्था गरिने छ ।</text:p>
          </table:table-cell>
          <table:table-cell office:value-type="string" calcext:value-type="string">
            <text:p>Judiciary</text:p>
          </table:table-cell>
          <table:table-cell office:value-type="string" calcext:value-type="string">
            <text:p>Judicial authority to the local level provision</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न्याय क्षेत्रः निष्पक्ष र जनउत्तरदायी न्यायसे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जनयुद्धकालिन मुद्धहरुलाई मेलमिलापद्वारा समाधान गर्न जोड दिइनेछ । स्थानीय स्तरमा मेलमिलाप केन्द्रहरु स्थापना गरी मुद्दाहरुलाई जनस्तरमा नै मेलमिलाप गर्नका लागि जोड दिइने छ ।</text:p>
          </table:table-cell>
          <table:table-cell office:value-type="string" calcext:value-type="string">
            <text:p>Judiciary</text:p>
          </table:table-cell>
          <table:table-cell office:value-type="string" calcext:value-type="string">
            <text:p>Civil war reconciliation </text:p>
          </table:table-cell>
          <table:table-cell office:value-type="string" calcext:value-type="string">
            <text:p>Reconciliation centers at the local level</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न्याय क्षेत्रः निष्पक्ष र जनउत्तरदायी न्यायसे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शान्ति सुरक्षाको व्यवस्था स्थानीय तहलाई क्षेत्राधिकार तोकिएको छ । अतः शान्ति सुरक्षालाई प्रभावकारी बनाउन, चुस्त प्रहरी निकायको गठनका साथै सुरक्षामा जनसहभागितामूलक नीतिलाई अवलम्वन गरिने छ ।</text:p>
          </table:table-cell>
          <table:table-cell office:value-type="string" calcext:value-type="string">
            <text:p>Peace &amp; Security </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शान्ति सुरक्षा र जनसहभागिताः</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नेपाल भारतबीच तीनतिर खुला सीमाना रहेको छ । खुला सीमानाबाट सीमा अतिक्रमण र जनसांख्यिक अतिक्रमण बढ्दो छ । अतः त्यसलाई नियन्त्रण गर्नका लागि ती खुला सीमाक्षेत्रसँग जोडिएका नगर वा गाउँपालिकाहरुमार्फत् सीमा सुरक्षा र जनसांख्यिक अतिक्रमण हुन नदिने नीति अवलम्बन गरिने छ । सीमावर्ती क्षेत्रका स्थानीय जनता स्वयम्लाई सीमा सुरक्षाको जनआधारको रुपमा विकास गर्न जोड दिइने छ ।</text:p>
          </table:table-cell>
          <table:table-cell office:value-type="string" calcext:value-type="string">
            <text:p>Border encroachment </text:p>
          </table:table-cell>
          <table:table-cell office:value-type="string" calcext:value-type="string">
            <text:p>Open border infraction</text:p>
          </table:table-cell>
          <table:table-cell office:value-type="string" calcext:value-type="string">
            <text:p>Border security mass bas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 अतिक्रमण र स्वाधीनताको रक्षाः</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चना संचारलाई पनि स्थानीय तहलाई क्षेत्राधिकार तोकिएको छ । जनमुखी सूचना सञ्चार प्रणालीलाई अवलम्वन गर्न जोड दिइने छ । गाउँ गाउँमा फ्रि वाइफाइको व्यवस्था गरिने छ ।</text:p>
          </table:table-cell>
          <table:table-cell office:value-type="string" calcext:value-type="string">
            <text:p>Communication</text:p>
          </table:table-cell>
          <table:table-cell office:value-type="string" calcext:value-type="string">
            <text:p>Pro Information and Communication System</text:p>
          </table:table-cell>
          <table:table-cell office:value-type="string" calcext:value-type="string">
            <text:p>Free Wi-Fi</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चना संचारः जनजागरणको आधा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युवाहरुको सर्वाङ्गिन विकासको लागि प्रत्येक गाउँ/नगर र वडाहरुमा खेलकुद मैदानको व्यवस्था गरी खेलकुदको विकासको व्यवस्था गरिनेछ ।</text:p>
          </table:table-cell>
          <table:table-cell office:value-type="string" calcext:value-type="string">
            <text:p>Youth</text:p>
          </table:table-cell>
          <table:table-cell office:value-type="string" calcext:value-type="string">
            <text:p>Sports ground in each ward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युवा र खेलकुदः</text:p>
          </table:table-cell>
          <table:table-cell office:value-type="string" calcext:value-type="string">
            <text:p>No </text:p>
          </table:table-cell>
          <table:table-cell office:value-type="string" calcext:value-type="string">
            <text:p>NC</text:p>
          </table:table-cell>
        </table:table-row>
        <table:table-row table:style-name="ro1">
          <table:table-cell office:value-type="float" office:value="3" calcext:value-type="float">
            <text:p>3</text:p>
          </table:table-cell>
          <table:table-cell office:value-type="string" calcext:value-type="string">
            <text:p>NGO</text:p>
          </table:table-cell>
          <table:table-cell office:value-type="string" calcext:value-type="string">
            <text:p>INGO</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जनस्तरमा बनेका जनसेवामुखी संस्थाहरुलाई राज्यको नियन्त्रण र व्यवस्थापनमा सामाजिक सेवामुखी क्षेत्रहरुमा परिचालन गर्ने नीति अवलम्वन गरिने छ ।</text:p>
          </table:table-cell>
          <table:table-cell office:value-type="string" calcext:value-type="string">
            <text:p>NGO</text:p>
          </table:table-cell>
          <table:table-cell office:value-type="string" calcext:value-type="string">
            <text:p>INGO</text:p>
          </table:table-cell>
          <table:table-cell office:value-type="string" calcext:value-type="string">
            <text:p>Social service centre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देशी दातृ निकायहरुमार्फत् एनजीओ/आइएनजीओहरुले सिधै सहायता लिई खर्च गर्ने व्यवस्थालाई परिवर्तन गरी राज्यको एकद्वार प्रणालीमार्फत् आवश्यकताअनुसार विदेशी अनुदान/सहयोग लिने र खर्च गर्ने व्यवस्था मिलाइने छ ।</text:p>
          </table:table-cell>
          <table:table-cell office:value-type="string" calcext:value-type="string">
            <text:p>NGO</text:p>
          </table:table-cell>
          <table:table-cell office:value-type="string" calcext:value-type="string">
            <text:p>INGO</text:p>
          </table:table-cell>
          <table:table-cell table:number-columns-repeated="3" office:value-type="string" calcext:value-type="string">
            <text:p>N/A</text:p>
          </table:table-cell>
          <table:table-cell office:value-type="string" calcext:value-type="string">
            <text:p>No </text:p>
          </table:table-cell>
          <table:table-cell office:value-type="string" calcext:value-type="string">
            <text:p>गैरसरकारी संस्था र जनसे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स्थानीय तहले कम्तिमा १५ शैयाको अस्पताल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Local Government </text:p>
          </table:table-cell>
          <table:table-cell office:value-type="string" calcext:value-type="string">
            <text:p>15-bed hospital in rural level</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हरुमा दक्ष जनशक्तिसहितको स्वास्थ्य चौकीको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One health post in each ward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स्थ पिउने पानी तथा सरसफाइको व्यवस्था सुनिश्चित गरिनेछ ।</text:p>
          </table:table-cell>
          <table:table-cell office:value-type="string" calcext:value-type="string">
            <text:p>Education </text:p>
          </table:table-cell>
          <table:table-cell office:value-type="string" calcext:value-type="string">
            <text:p>Health</text:p>
          </table:table-cell>
          <table:table-cell office:value-type="string" calcext:value-type="string">
            <text:p>Drinking water and san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ज मुलुकमाखाद्यान्नको अभावले कतिपय ग्रामीण क्षेत्रहरुमा भोकमरी हुने गरिरहेको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कुम्वासीहरुको निम्ति आवासको व्यवस्था भइरहेको छैन खेती मजदुर, हलि गोठाला, कमैया, वादी समुदाय लगायतका श्रमिकहरुको वसोवास र रोजीरोटीको सुनिश्चिता भइरहेको छैन । अतः उनीहरुको लागि खाद्यान्न, आवास तथा रोजीरोटीको व्यवस्था राज्यद्वारा नै सुनिश्चित गरिने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 कल्याणको क्षेत्रमा सुत्केरी महिला र बच्चाको निम्ति भत्ताको व्यवस्था, रोजगारको सुनिश्चितता, रोजगारको व्यवस्था युवाहरुलाई नहुँदासम्म वेरोजगार भत्ताको व्यवस्था, एकल महिला र ६० बर्ष उमेर पुगेकाहरुलाई निवृत्तिको व्यवस्था गरिने छ । अपाङ्गता भएका व्यक्तिहरुको सन्दर्भमा खाद्यान्न, आवास, संरक्षण तथा पुर्नस्थापनाको व्यवस्था राज्यद्वारा गरिने व्यवस्था सुनिश्चित गरिने छ ।</text:p>
          </table:table-cell>
          <table:table-cell office:value-type="string" calcext:value-type="string">
            <text:p>Social welfare</text:p>
          </table:table-cell>
          <table:table-cell office:value-type="string" calcext:value-type="string">
            <text:p>Allowance for pregnant women and children</text:p>
          </table:table-cell>
          <table:table-cell office:value-type="string" calcext:value-type="string">
            <text:p>Retirement provision for 60 years old</text:p>
          </table:table-cell>
          <table:table-cell office:value-type="string" calcext:value-type="string">
            <text:p>Food, housing, conservation and rehabilitation to person with disabilities</text:p>
          </table:table-cell>
          <table:table-cell office:value-type="string" calcext:value-type="string">
            <text:p>N/A </text:p>
          </table:table-cell>
          <table:table-cell office:value-type="string" calcext:value-type="string">
            <text:p>No </text:p>
          </table:table-cell>
          <table:table-cell office:value-type="string" calcext:value-type="string">
            <text:p>समाज कल्याण र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क न्यायको क्षेत्रमा सामाजिक रुपले विगतमा उत्पीडनमा पर्दै आइरहेका महिला, दलित, मुस्लिम, अपाङ्गता भएका व्यक्तिहरुलाई सामाजिक, आर्थिक, राजनीतिक क्षेत्र लगायत सबै क्षेत्रमा विशेषाधिकारको व्यवस्था गरिने छ ।</text:p>
          </table:table-cell>
          <table:table-cell office:value-type="string" calcext:value-type="string">
            <text:p>Social justice</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लैंगिक उत्पीडनको अन्त्य गरिने छ । दाइजो, छाउपडी, बोक्सी प्रथाको अन्त्य गरिनेछ । </text:p>
          </table:table-cell>
          <table:table-cell office:value-type="string" calcext:value-type="string">
            <text:p>Social justice</text:p>
          </table:table-cell>
          <table:table-cell office:value-type="string" calcext:value-type="string">
            <text:p>Sexual harass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हिंसा पीडित महिलाहरुको पुर्नस्थापना केन्द्रहरु खोलिने छ ।</text:p>
          </table:table-cell>
          <table:table-cell office:value-type="string" calcext:value-type="string">
            <text:p>Social justice</text:p>
          </table:table-cell>
          <table:table-cell office:value-type="string" calcext:value-type="string">
            <text:p>Rehabilitation center for women victims of violenc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यवसाय गर्न चाहने महिलाहरुको लागि आवश्यक शैक्षिक प्रमाणपत्रको आधारमा विना धितो ऋण दिने व्यवस्था गरिने छ ।</text:p>
          </table:table-cell>
          <table:table-cell office:value-type="string" calcext:value-type="string">
            <text:p>Social justice</text:p>
          </table:table-cell>
          <table:table-cell office:value-type="string" calcext:value-type="string">
            <text:p>Loans without collateral on the basis of academic certificat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लितहरु माथिको छुवाछुत प्रथालाई दण्डनीय बनाइने छ । बालविवाहलाई दण्डनीय बनाइने छ ।</text:p>
          </table:table-cell>
          <table:table-cell office:value-type="string" calcext:value-type="string">
            <text:p>Social justice</text:p>
          </table:table-cell>
          <table:table-cell office:value-type="string" calcext:value-type="string">
            <text:p>Discrimination is punishable</text:p>
          </table:table-cell>
          <table:table-cell office:value-type="string" calcext:value-type="string">
            <text:p>Child marriage is punishabl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छात्राहरुको निम्ति आत्मरक्षाको शारीरिक शिक्षाको कार्यक्रम पनि संचालन गरिने छ ।</text:p>
          </table:table-cell>
          <table:table-cell office:value-type="string" calcext:value-type="string">
            <text:p>Social justice</text:p>
          </table:table-cell>
          <table:table-cell office:value-type="string" calcext:value-type="string">
            <text:p>Self-defense and physical education program to girl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मा शिशु स्याहार केन्द्र स्थापना गरिनेछ ।</text:p>
          </table:table-cell>
          <table:table-cell office:value-type="string" calcext:value-type="string">
            <text:p>Social justice</text:p>
          </table:table-cell>
          <table:table-cell office:value-type="string" calcext:value-type="string">
            <text:p>Wards for child care cen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 जनजाति, मधेशी र पिछडिएका क्षेत्रका समुदायको हकमा जमिन, जंगल र जलस्रोतमाथि अग्राधिकार कायम गर्दै त्यसको सञ्चालन र प्रयोग तथा उपभोगमा पनि अग्राधिकारको व्यवस्था गरिने छ । ती समुदायहरुको ऐतिहासिक थातथलो तथा सघन वसोवास रहेका राज्यका एकाईहरुमा स्वायत्त शासनको अभ्यास गरिने छ । </text:p>
          </table:table-cell>
          <table:table-cell office:value-type="string" calcext:value-type="string">
            <text:p>Indigenous rights</text:p>
          </table:table-cell>
          <table:table-cell office:value-type="string" calcext:value-type="string">
            <text:p>Intensive Settlement Development Program</text:p>
          </table:table-cell>
          <table:table-cell office:value-type="string" calcext:value-type="string">
            <text:p>Autonomous practi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राउटे, कुसुण्डा, चेपाङलगायतका लोपोन्मुख अवस्थामा पुगेका समुदायको संरक्षणको लागि संरक्षित क्षेत्रहरुको व्यवस्था गरिने छ ।</text:p>
          </table:table-cell>
          <table:table-cell office:value-type="string" calcext:value-type="string">
            <text:p>Indigenous rights</text:p>
          </table:table-cell>
          <table:table-cell office:value-type="string" calcext:value-type="string">
            <text:p>Protected areas provision for indigenous peopl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हरुको भाषा, संस्कृति, ज्ञान, सिप लगायत सामुदायिक मुल्य मान्यताहरुलाई संरक्षण र सम्बद्धन गरिने छ ।</text:p>
          </table:table-cell>
          <table:table-cell office:value-type="string" calcext:value-type="string">
            <text:p>Indigenous rights</text:p>
          </table:table-cell>
          <table:table-cell office:value-type="string" calcext:value-type="string">
            <text:p>Protection of indigenous culture &amp; practic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र्गम तथा कर्णाली लगायतका पिछडिएका क्षेत्रहरुको स्थानिय तहहरुलाई विशेष क्षेत्रको रुपमा सञ्चालन गर्न जोड दिइनेछ ।</text:p>
          </table:table-cell>
          <table:table-cell office:value-type="string" calcext:value-type="string">
            <text:p>Indigenous right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स्थानीय तहले कम्तिमा १५ शैयाको अस्पतालको व्यवस्था गर्ने छ । </text:p>
          </table:table-cell>
          <table:table-cell office:value-type="string" calcext:value-type="string">
            <text:p>Education </text:p>
          </table:table-cell>
          <table:table-cell office:value-type="string" calcext:value-type="string">
            <text:p>Health</text:p>
          </table:table-cell>
          <table:table-cell office:value-type="string" calcext:value-type="string">
            <text:p>Local Government </text:p>
          </table:table-cell>
          <table:table-cell office:value-type="string" calcext:value-type="string">
            <text:p>15-bed hospital in rural level</text:p>
          </table:table-cell>
          <table:table-cell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हरुमा दक्ष जनशक्तिसहितको स्वास्थ्य चौकीको व्यवस्था गरिने छ ।</text:p>
          </table:table-cell>
          <table:table-cell office:value-type="string" calcext:value-type="string">
            <text:p>Education </text:p>
          </table:table-cell>
          <table:table-cell office:value-type="string" calcext:value-type="string">
            <text:p>Health</text:p>
          </table:table-cell>
          <table:table-cell office:value-type="string" calcext:value-type="string">
            <text:p>One health post in each ward </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वस्थ पिउने पानी तथा सरसफाइको व्यवस्था सुनिश्चित गरिनेछ ।</text:p>
          </table:table-cell>
          <table:table-cell office:value-type="string" calcext:value-type="string">
            <text:p>Education </text:p>
          </table:table-cell>
          <table:table-cell office:value-type="string" calcext:value-type="string">
            <text:p>Health</text:p>
          </table:table-cell>
          <table:table-cell office:value-type="string" calcext:value-type="string">
            <text:p>Drinking water and sanitation</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शिक्षा र स्वास्थ्य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ज मुलुकमाखाद्यान्नको अभावले कतिपय ग्रामीण क्षेत्रहरुमा भोकमरी हुने गरिरहेको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कुम्वासीहरुको निम्ति आवासको व्यवस्था भइरहेको छैन खेती मजदुर, हलि गोठाला, कमैया, वादी समुदाय लगायतका श्रमिकहरुको वसोवास र रोजीरोटीको सुनिश्चिता भइरहेको छैन । अतः उनीहरुको लागि खाद्यान्न, आवास तथा रोजीरोटीको व्यवस्था राज्यद्वारा नै सुनिश्चित गरिने छ ।</text:p>
          </table:table-cell>
          <table:table-cell office:value-type="string" calcext:value-type="string">
            <text:p>Food</text:p>
          </table:table-cell>
          <table:table-cell office:value-type="string" calcext:value-type="string">
            <text:p>Shel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खाद्य तथा आवास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 कल्याणको क्षेत्रमा सुत्केरी महिला र बच्चाको निम्ति भत्ताको व्यवस्था, रोजगारको सुनिश्चितता, रोजगारको व्यवस्था युवाहरुलाई नहुँदासम्म वेरोजगार भत्ताको व्यवस्था, एकल महिला र ६० बर्ष उमेर पुगेकाहरुलाई निवृत्तिको व्यवस्था गरिने छ । अपाङ्गता भएका व्यक्तिहरुको सन्दर्भमा खाद्यान्न, आवास, संरक्षण तथा पुर्नस्थापनाको व्यवस्था राज्यद्वारा गरिने व्यवस्था सुनिश्चित गरिने छ ।</text:p>
          </table:table-cell>
          <table:table-cell office:value-type="string" calcext:value-type="string">
            <text:p>Social welfare</text:p>
          </table:table-cell>
          <table:table-cell office:value-type="string" calcext:value-type="string">
            <text:p>Allowance for pregnant women and children</text:p>
          </table:table-cell>
          <table:table-cell office:value-type="string" calcext:value-type="string">
            <text:p>Retirement provision for 60 years old</text:p>
          </table:table-cell>
          <table:table-cell office:value-type="string" calcext:value-type="string">
            <text:p>Food, housing, conservation and rehabilitation to person with disabilities</text:p>
          </table:table-cell>
          <table:table-cell office:value-type="string" calcext:value-type="string">
            <text:p>N/A </text:p>
          </table:table-cell>
          <table:table-cell office:value-type="string" calcext:value-type="string">
            <text:p>No </text:p>
          </table:table-cell>
          <table:table-cell office:value-type="string" calcext:value-type="string">
            <text:p>समाज कल्याण र राज्यको दायित्वः</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सामाजिक न्यायको क्षेत्रमा सामाजिक रुपले विगतमा उत्पीडनमा पर्दै आइरहेका महिला, दलित, मुस्लिम, अपाङ्गता भएका व्यक्तिहरुलाई सामाजिक, आर्थिक, राजनीतिक क्षेत्र लगायत सबै क्षेत्रमा विशेषाधिकारको व्यवस्था गरिने छ ।</text:p>
          </table:table-cell>
          <table:table-cell office:value-type="string" calcext:value-type="string">
            <text:p>Social justice</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लैंगिक उत्पीडनको अन्त्य गरिने छ । दाइजो, छाउपडी, बोक्सी प्रथाको अन्त्य गरिनेछ । </text:p>
          </table:table-cell>
          <table:table-cell office:value-type="string" calcext:value-type="string">
            <text:p>Social justice</text:p>
          </table:table-cell>
          <table:table-cell office:value-type="string" calcext:value-type="string">
            <text:p>Sexual harassment</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हिंसा पीडित महिलाहरुको पुर्नस्थापना केन्द्रहरु खोलिने छ ।</text:p>
          </table:table-cell>
          <table:table-cell office:value-type="string" calcext:value-type="string">
            <text:p>Social justice</text:p>
          </table:table-cell>
          <table:table-cell office:value-type="string" calcext:value-type="string">
            <text:p>Rehabilitation center for women victims of violenc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व्यवसाय गर्न चाहने महिलाहरुको लागि आवश्यक शैक्षिक प्रमाणपत्रको आधारमा विना धितो ऋण दिने व्यवस्था गरिने छ ।</text:p>
          </table:table-cell>
          <table:table-cell office:value-type="string" calcext:value-type="string">
            <text:p>Social justice</text:p>
          </table:table-cell>
          <table:table-cell office:value-type="string" calcext:value-type="string">
            <text:p>Loans without collateral on the basis of academic certificat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लितहरु माथिको छुवाछुत प्रथालाई दण्डनीय बनाइने छ । बालविवाहलाई दण्डनीय बनाइने छ ।</text:p>
          </table:table-cell>
          <table:table-cell office:value-type="string" calcext:value-type="string">
            <text:p>Social justice</text:p>
          </table:table-cell>
          <table:table-cell office:value-type="string" calcext:value-type="string">
            <text:p>Discrimination is punishable</text:p>
          </table:table-cell>
          <table:table-cell office:value-type="string" calcext:value-type="string">
            <text:p>Child marriage is punishabl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छात्राहरुको निम्ति आत्मरक्षाको शारीरिक शिक्षाको कार्यक्रम पनि संचालन गरिने छ ।</text:p>
          </table:table-cell>
          <table:table-cell office:value-type="string" calcext:value-type="string">
            <text:p>Social justice</text:p>
          </table:table-cell>
          <table:table-cell office:value-type="string" calcext:value-type="string">
            <text:p>Self-defense and physical education program to girl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प्रत्येक वडामा शिशु स्याहार केन्द्र स्थापना गरिनेछ ।</text:p>
          </table:table-cell>
          <table:table-cell office:value-type="string" calcext:value-type="string">
            <text:p>Social justice</text:p>
          </table:table-cell>
          <table:table-cell office:value-type="string" calcext:value-type="string">
            <text:p>Wards for child care center</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सामाजिक न्याय र विशेष अ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 जनजाति, मधेशी र पिछडिएका क्षेत्रका समुदायको हकमा जमिन, जंगल र जलस्रोतमाथि अग्राधिकार कायम गर्दै त्यसको सञ्चालन र प्रयोग तथा उपभोगमा पनि अग्राधिकारको व्यवस्था गरिने छ । ती समुदायहरुको ऐतिहासिक थातथलो तथा सघन वसोवास रहेका राज्यका एकाईहरुमा स्वायत्त शासनको अभ्यास गरिने छ । </text:p>
          </table:table-cell>
          <table:table-cell office:value-type="string" calcext:value-type="string">
            <text:p>Indigenous rights</text:p>
          </table:table-cell>
          <table:table-cell office:value-type="string" calcext:value-type="string">
            <text:p>Intensive Settlement Development Program</text:p>
          </table:table-cell>
          <table:table-cell office:value-type="string" calcext:value-type="string">
            <text:p>Autonomous practice</text:p>
          </table:table-cell>
          <table:table-cell table:number-columns-repeated="2"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राउटे, कुसुण्डा, चेपाङलगायतका लोपोन्मुख अवस्थामा पुगेका समुदायको संरक्षणको लागि संरक्षित क्षेत्रहरुको व्यवस्था गरिने छ ।</text:p>
          </table:table-cell>
          <table:table-cell office:value-type="string" calcext:value-type="string">
            <text:p>Indigenous rights</text:p>
          </table:table-cell>
          <table:table-cell office:value-type="string" calcext:value-type="string">
            <text:p>Protected areas provision for indigenous people</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आदिवासीहरुको भाषा, संस्कृति, ज्ञान, सिप लगायत सामुदायिक मुल्य मान्यताहरुलाई संरक्षण र सम्बद्धन गरिने छ ।</text:p>
          </table:table-cell>
          <table:table-cell office:value-type="string" calcext:value-type="string">
            <text:p>Indigenous rights</text:p>
          </table:table-cell>
          <table:table-cell office:value-type="string" calcext:value-type="string">
            <text:p>Protection of indigenous culture &amp; practices</text:p>
          </table:table-cell>
          <table:table-cell table:number-columns-repeated="3"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row table:style-name="ro1">
          <table:table-cell office:value-type="string" calcext:value-type="string">
            <text:p>दुर्गम तथा कर्णाली लगायतका पिछडिएका क्षेत्रहरुको स्थानिय तहहरुलाई विशेष क्षेत्रको रुपमा सञ्चालन गर्न जोड दिइनेछ ।</text:p>
          </table:table-cell>
          <table:table-cell office:value-type="string" calcext:value-type="string">
            <text:p>Indigenous rights</text:p>
          </table:table-cell>
          <table:table-cell table:number-columns-repeated="4" office:value-type="string" calcext:value-type="string">
            <text:p>N/A </text:p>
          </table:table-cell>
          <table:table-cell office:value-type="string" calcext:value-type="string">
            <text:p>No </text:p>
          </table:table-cell>
          <table:table-cell office:value-type="string" calcext:value-type="string">
            <text:p>आदिवासी जनजातिको अधिकार: स्वायत्तता र अग्राधिकारः</text:p>
          </table:table-cell>
          <table:table-cell office:value-type="string" calcext:value-type="string">
            <text:p>No </text:p>
          </table:table-cell>
          <table:table-cell office:value-type="string" calcext:value-type="string">
            <text:p>NC</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8T20:39:45.405173489</dc:date>
    <meta:editing-duration>PT2M13S</meta:editing-duration>
    <meta:editing-cycles>1</meta:editing-cycles>
    <meta:document-statistic meta:table-count="1" meta:cell-count="2320" meta:object-count="0"/>
    <meta:generator>LibreOffice/5.1.4.2$Linux_X86_64 LibreOffice_project/10m0$Build-2</meta:generator>
  </office:meta>
</office:document-meta>
</file>